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draw:fill="solid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stroke-dash="Ultrafine_20_Dashed" svg:stroke-color="#000000" draw:fill="none" draw:fill-color="#ffffff" fo:min-height="0.25cm"/>
    </style:style>
    <style:style style:name="gr5" style:family="graphic" style:parent-style-name="standard">
      <style:graphic-properties draw:stroke="solid" draw:stroke-dash="Ultrafine_20_Dashed" draw:marker-end="Arrow" draw:marker-end-width="0.3cm" draw:fill="solid" draw:fill-color="#ffffff" draw:textarea-horizontal-align="center" draw:textarea-vertical-align="bottom"/>
    </style:style>
    <style:style style:name="gr6" style:family="graphic" style:parent-style-name="standard">
      <style:graphic-properties draw:stroke="solid" draw:stroke-dash="Ultrafine_20_Dashed" draw:marker-end="Arrow" draw:marker-end-width="0.3cm" draw:fill="solid" draw:fill-color="#ffffff" draw:textarea-horizontal-align="center" draw:textarea-vertical-align="bottom"/>
    </style:style>
    <style:style style:name="gr7" style:family="graphic" style:parent-style-name="standard">
      <style:graphic-properties draw:stroke="none" draw:stroke-dash="Ultrafine_20_Dashed" svg:stroke-color="#000000" draw:fill="none" draw:fill-color="#ffffff" fo:min-height="0.35cm"/>
    </style:style>
    <style:style style:name="gr8" style:family="graphic" style:parent-style-name="standard">
      <style:graphic-properties draw:stroke="solid" draw:stroke-dash="Ultrafine_20_Dashed"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draw:stroke-dash="Ultrafine_20_Dashed" draw:marker-end="Arrow" draw:marker-end-width="0.3cm" draw:fill="solid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bottom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7" style:family="graphic" style:parent-style-name="standard">
      <style:graphic-properties draw:stroke="none" svg:stroke-color="#000000" draw:fill="none" draw:fill-color="#ffffff" fo:min-height="0.25cm" draw:shadow="hidden"/>
    </style:style>
    <style:style style:name="gr18" style:family="graphic" style:parent-style-name="standard">
      <style:graphic-properties draw:marker-end="Arrow" draw:marker-end-width="0.3cm" draw:textarea-horizontal-align="center" draw:textarea-vertical-align="bottom" draw:shadow="hidden"/>
    </style:style>
    <style:style style:name="gr19" style:family="graphic" style:parent-style-name="standard">
      <style:graphic-properties draw:stroke="none" svg:stroke-color="#000000" draw:fill="none" draw:fill-color="#ffffff" fo:min-height="0.5cm" draw:shadow="hidden"/>
    </style:style>
    <style:style style:name="gr20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1" style:family="graphic" style:parent-style-name="standard">
      <style:graphic-properties draw:stroke="none" svg:stroke-color="#000000" draw:fill="none" draw:fill-color="#ffffff" fo:min-height="0.75cm" draw:shadow="hidden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23" style:family="graphic" style:parent-style-name="standard">
      <style:graphic-properties draw:stroke="none" svg:stroke-color="#000000" draw:fill="none" draw:fill-color="#ffffff" fo:min-height="1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25cm"/>
    </style:style>
    <style:style style:name="gr27" style:family="graphic" style:parent-style-name="standard">
      <style:graphic-properties draw:stroke="none" svg:stroke-color="#000000" draw:fill="none" draw:fill-color="#ffffff" fo:min-height="0.206cm"/>
    </style:style>
    <style:style style:name="gr28" style:family="graphic" style:parent-style-name="standard">
      <style:graphic-properties draw:marker-end="Arrow" draw:marker-end-width="0.3cm" draw:fill="solid" draw:fill-color="#ffffff" draw:textarea-horizontal-align="center" draw:textarea-vertical-align="bottom" draw:shadow="hidden"/>
    </style:style>
    <style:style style:name="gr29" style:family="graphic" style:parent-style-name="standard">
      <style:graphic-properties draw:marker-end="Arrow" draw:marker-end-width="0.3cm" draw:fill="solid" draw:fill-color="#ffffff" draw:textarea-horizontal-align="center" draw:textarea-vertical-align="middle" draw:shadow="hidden"/>
    </style:style>
    <style:style style:name="gr30" style:family="graphic" style:parent-style-name="standard">
      <style:graphic-properties draw:marker-end="Arrow" draw:marker-end-width="0.3cm" draw:fill="solid" draw:fill-color="#ffffff" draw:textarea-horizontal-align="center" draw:textarea-vertical-align="middle" draw:shadow="hidden"/>
    </style:style>
    <style:style style:name="gr31" style:family="graphic" style:parent-style-name="standard">
      <style:graphic-properties draw:stroke="none" svg:stroke-color="#000000" draw:fill="none" draw:fill-color="#ffffff" fo:min-height="0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2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text-shadow="1pt 1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2pt" fo:text-shadow="1pt 1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per 58%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cm" svg:y1="3.4cm" svg:x2="9.7cm" svg:y2="23.4cm">
          <text:p/>
        </draw:line>
        <draw:line draw:style-name="gr1" draw:text-style-name="P1" draw:layer="layout" svg:x1="13.1cm" svg:y1="3.4cm" svg:x2="13.1cm" svg:y2="23.4cm">
          <text:p/>
        </draw:line>
        <draw:line draw:style-name="gr1" draw:text-style-name="P1" draw:layer="layout" svg:x1="17.4cm" svg:y1="3.4cm" svg:x2="17.4cm" svg:y2="23.4cm">
          <text:p/>
        </draw:line>
        <draw:custom-shape draw:style-name="gr2" draw:text-style-name="P1" draw:layer="layout" svg:width="1cm" svg:height="1cm" svg:x="9.2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2.5cm" svg:height="1.5cm" svg:x="12.1cm" svg:y="1.9cm">
          <text:p text:style-name="P1"><text:span text:style-name="T1">Client Side </text:span></text:p>
          <text:p text:style-name="P1"><text:span text:style-name="T1">Interface </text:span></text:p>
          <text:p text:style-name="P1"><text:span text:style-name="T1">Layer</text:span></text:p>
        </draw:rect>
        <draw:rect draw:style-name="gr3" draw:text-style-name="P2" draw:layer="layout" svg:width="2.5cm" svg:height="1.5cm" svg:x="16.1cm" svg:y="1.9cm">
          <text:p text:style-name="P1"><text:span text:style-name="T1">Server </text:span></text:p>
          <text:p text:style-name="P1"><text:span text:style-name="T1">Processing <text:s/></text:span></text:p>
          <text:p text:style-name="P1"><text:span text:style-name="T1">Layer</text:span></text:p>
        </draw:rect>
        <draw:line draw:style-name="gr1" draw:text-style-name="P1" draw:layer="layout" svg:x1="21.9cm" svg:y1="3.4cm" svg:x2="21.9cm" svg:y2="23.4cm">
          <text:p/>
        </draw:line>
        <draw:rect draw:style-name="gr3" draw:text-style-name="P2" draw:layer="layout" svg:width="2.5cm" svg:height="1.5cm" svg:x="20.6cm" svg:y="1.9cm">
          <text:p text:style-name="P1"><text:span text:style-name="T1">Server </text:span></text:p>
          <text:p text:style-name="P1"><text:span text:style-name="T1">Storage </text:span></text:p>
          <text:p text:style-name="P1"><text:span text:style-name="T1">Layer</text:span></text:p>
        </draw:rect>
        <draw:line draw:style-name="gr1" draw:text-style-name="P1" draw:layer="layout" svg:x1="6.1cm" svg:y1="3.4cm" svg:x2="6.1cm" svg:y2="23.4cm">
          <text:p/>
        </draw:line>
        <draw:custom-shape draw:style-name="gr2" draw:text-style-name="P1" draw:layer="layout" svg:width="1cm" svg:height="1cm" svg:x="5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" draw:text-style-name="P1" draw:layer="layout" svg:x1="2.3cm" svg:y1="3.4cm" svg:x2="2.3cm" svg:y2="23.4cm">
          <text:p/>
        </draw:line>
        <draw:custom-shape draw:style-name="gr2" draw:text-style-name="P1" draw:layer="layout" svg:width="1cm" svg:height="1cm" svg:x="1.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3.5cm" svg:height="0.806cm" svg:x="1cm" svg:y="1.5cm">
          <draw:text-box>
            <text:p><text:span text:style-name="T2">Admin User</text:span></text:p>
          </draw:text-box>
        </draw:frame>
        <draw:frame draw:style-name="gr4" draw:text-style-name="P3" draw:layer="layout" svg:width="4cm" svg:height="0.806cm" svg:x="4.3cm" svg:y="1.5cm">
          <draw:text-box>
            <text:p><text:span text:style-name="T2">Volunteer User</text:span></text:p>
          </draw:text-box>
        </draw:frame>
        <draw:frame draw:style-name="gr4" draw:text-style-name="P3" draw:layer="layout" svg:width="3.5cm" svg:height="0.806cm" svg:x="8.3cm" svg:y="1.5cm">
          <draw:text-box>
            <text:p><text:span text:style-name="T2">Client User</text:span></text:p>
          </draw:text-box>
        </draw:frame>
        <draw:line draw:style-name="gr5" draw:text-style-name="P4" draw:layer="layout" svg:x1="2.5cm" svg:y1="4.4cm" svg:x2="17.5cm" svg:y2="4.4cm">
          <text:p text:style-name="P1"><text:span text:style-name="T3">Request for </text:span><text:span text:style-name="T4">Volunteer registration</text:span><text:span text:style-name="T3"> form</text:span></text:p>
        </draw:line>
        <draw:line draw:style-name="gr6" draw:text-style-name="P5" draw:layer="layout" svg:x1="17.5cm" svg:y1="5.4cm" svg:x2="13cm" svg:y2="5.4cm">
          <text:p/>
        </draw:line>
        <draw:frame draw:style-name="gr7" draw:text-style-name="P6" draw:layer="layout" svg:width="4.1cm" svg:height="0.687cm" svg:x="13.3cm" svg:y="4.8cm">
          <draw:text-box>
            <text:p><text:span text:style-name="T4">Volunteer form fields</text:span></text:p>
          </draw:text-box>
        </draw:frame>
        <draw:line draw:style-name="gr8" draw:text-style-name="P1" draw:layer="layout" svg:x1="13cm" svg:y1="6.4cm" svg:x2="2.5cm" svg:y2="6.4cm">
          <text:p/>
        </draw:line>
        <draw:frame draw:style-name="gr4" draw:text-style-name="P6" draw:layer="layout" svg:width="5.5cm" svg:height="0.687cm" svg:x="5.1cm" svg:y="5.8cm">
          <draw:text-box>
            <text:p><text:span text:style-name="T4">Volunteer registration form</text:span></text:p>
          </draw:text-box>
        </draw:frame>
        <draw:rect draw:style-name="gr9" draw:text-style-name="P1" draw:layer="layout" svg:width="0.3cm" svg:height="1cm" svg:x="13cm" svg:y="5.4cm">
          <text:p/>
        </draw:rect>
        <draw:rect draw:style-name="gr9" draw:text-style-name="P1" draw:layer="layout" svg:width="0.3cm" svg:height="1cm" svg:x="17.2cm" svg:y="4.4cm">
          <text:p/>
        </draw:rect>
        <draw:line draw:style-name="gr5" draw:text-style-name="P4" draw:layer="layout" svg:x1="2.5cm" svg:y1="7.401cm" svg:x2="17.5cm" svg:y2="7.5cm">
          <text:p text:style-name="P1"><text:span text:style-name="T3">complete </text:span><text:span text:style-name="T4">Volunteer registration</text:span><text:span text:style-name="T3"> form</text:span></text:p>
        </draw:line>
        <draw:line draw:style-name="gr5" draw:text-style-name="P5" draw:layer="layout" svg:x1="17.4cm" svg:y1="7.901cm" svg:x2="21.9cm" svg:y2="7.901cm">
          <text:p text:style-name="P1"><text:span text:style-name="T4">Form data</text:span></text:p>
        </draw:line>
        <draw:line draw:style-name="gr6" draw:text-style-name="P5" draw:layer="layout" svg:x1="17.5cm" svg:y1="8.501cm" svg:x2="6cm" svg:y2="8.5cm">
          <text:p/>
        </draw:line>
        <draw:rect draw:style-name="gr9" draw:text-style-name="P1" draw:layer="layout" svg:width="0.2cm" svg:height="0.999cm" svg:x="17.3cm" svg:y="7.501cm">
          <text:p/>
        </draw:rect>
        <draw:frame draw:style-name="gr10" draw:text-style-name="P6" draw:layer="layout" svg:width="9.858cm" svg:height="0.687cm" svg:x="7cm" svg:y="8.013cm">
          <draw:text-box>
            <text:p><text:span text:style-name="T4">Registration conformation email (username/password)</text:span></text:p>
          </draw:text-box>
        </draw:frame>
        <draw:line draw:style-name="gr11" draw:text-style-name="P4" draw:layer="layout" svg:x1="6cm" svg:y1="11.201cm" svg:x2="17.5cm" svg:y2="11.201cm">
          <text:p text:style-name="P1"><text:span text:style-name="T3">Request for </text:span><text:span text:style-name="T4">Volunteer </text:span></text:p>
          <text:p text:style-name="P1"><text:span text:style-name="T4">registration</text:span><text:span text:style-name="T3"> form</text:span></text:p>
        </draw:line>
        <draw:line draw:style-name="gr6" draw:text-style-name="P5" draw:layer="layout" svg:x1="17.5cm" svg:y1="12.202cm" svg:x2="13cm" svg:y2="12.202cm">
          <text:p/>
        </draw:line>
        <draw:frame draw:style-name="gr7" draw:text-style-name="P6" draw:layer="layout" svg:width="4.1cm" svg:height="0.687cm" svg:x="13.3cm" svg:y="11.602cm">
          <draw:text-box>
            <text:p><text:span text:style-name="T4">Volunteer form fields</text:span></text:p>
          </draw:text-box>
        </draw:frame>
        <draw:line draw:style-name="gr8" draw:text-style-name="P1" draw:layer="layout" svg:x1="13cm" svg:y1="13.202cm" svg:x2="6cm" svg:y2="13.101cm">
          <text:p/>
        </draw:line>
        <draw:frame draw:style-name="gr4" draw:text-style-name="P6" draw:layer="layout" svg:width="5.5cm" svg:height="0.687cm" svg:x="7cm" svg:y="12.414cm">
          <draw:text-box>
            <text:p><text:span text:style-name="T4">Volunteer registration form</text:span></text:p>
          </draw:text-box>
        </draw:frame>
        <draw:rect draw:style-name="gr9" draw:text-style-name="P1" draw:layer="layout" svg:width="0.3cm" svg:height="1cm" svg:x="13cm" svg:y="12.202cm">
          <text:p/>
        </draw:rect>
        <draw:rect draw:style-name="gr9" draw:text-style-name="P1" draw:layer="layout" svg:width="0.2cm" svg:height="1cm" svg:x="17.3cm" svg:y="11.202cm">
          <text:p/>
        </draw:rect>
        <draw:line draw:style-name="gr5" draw:text-style-name="P4" draw:layer="layout" svg:x1="6cm" svg:y1="16.401cm" svg:x2="17.5cm" svg:y2="16.501cm">
          <text:p text:style-name="P1"><text:span text:style-name="T3">complete </text:span><text:span text:style-name="T4">Volunteer registration</text:span><text:span text:style-name="T3"> form</text:span></text:p>
        </draw:line>
        <draw:line draw:style-name="gr5" draw:text-style-name="P5" draw:layer="layout" svg:x1="17.4cm" svg:y1="17.602cm" svg:x2="21.9cm" svg:y2="17.602cm">
          <text:p text:style-name="P1"><text:span text:style-name="T4">Form data</text:span></text:p>
        </draw:line>
        <draw:line draw:style-name="gr6" draw:text-style-name="P5" draw:layer="layout" svg:x1="17.5cm" svg:y1="18.302cm" svg:x2="6cm" svg:y2="18.301cm">
          <text:p/>
        </draw:line>
        <draw:rect draw:style-name="gr9" draw:text-style-name="P1" draw:layer="layout" svg:width="0.2cm" svg:height="2.899cm" svg:x="17.3cm" svg:y="16.502cm">
          <text:p/>
        </draw:rect>
        <draw:frame draw:style-name="gr10" draw:text-style-name="P6" draw:layer="layout" svg:width="10.4cm" svg:height="0.687cm" svg:x="7cm" svg:y="17.614cm">
          <draw:text-box>
            <text:p><text:span text:style-name="T4">Registration conformation email (no username/password)</text:span></text:p>
          </draw:text-box>
        </draw:frame>
        <draw:line draw:style-name="gr8" draw:text-style-name="P1" draw:layer="layout" svg:x1="17.5cm" svg:y1="19.401cm" svg:x2="2.5cm" svg:y2="19.401cm">
          <text:p/>
        </draw:line>
        <draw:frame draw:style-name="gr10" draw:text-style-name="P6" draw:layer="layout" svg:width="5.392cm" svg:height="0.687cm" svg:x="8.249cm" svg:y="18.901cm">
          <draw:text-box>
            <text:p><text:span text:style-name="T4">Notification of new volunteer</text:span></text:p>
          </draw:text-box>
        </draw:frame>
      </draw:page>
      <draw:page draw:name="page2" draw:style-name="dp1" draw:master-page-name="Default">
        <draw:line draw:style-name="gr1" draw:text-style-name="P1" draw:layer="layout" svg:x1="9.7cm" svg:y1="3.4cm" svg:x2="9.7cm" svg:y2="23.4cm">
          <text:p/>
        </draw:line>
        <draw:line draw:style-name="gr1" draw:text-style-name="P1" draw:layer="layout" svg:x1="13.1cm" svg:y1="3.4cm" svg:x2="13.1cm" svg:y2="23.4cm">
          <text:p/>
        </draw:line>
        <draw:line draw:style-name="gr1" draw:text-style-name="P1" draw:layer="layout" svg:x1="17.4cm" svg:y1="3.4cm" svg:x2="17.4cm" svg:y2="23.4cm">
          <text:p/>
        </draw:line>
        <draw:custom-shape draw:style-name="gr2" draw:text-style-name="P1" draw:layer="layout" svg:width="1cm" svg:height="1cm" svg:x="9.2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2.5cm" svg:height="1.5cm" svg:x="12.1cm" svg:y="1.9cm">
          <text:p text:style-name="P1"><text:span text:style-name="T1">Client Side </text:span></text:p>
          <text:p text:style-name="P1"><text:span text:style-name="T1">Interface </text:span></text:p>
          <text:p text:style-name="P1"><text:span text:style-name="T1">Layer</text:span></text:p>
        </draw:rect>
        <draw:rect draw:style-name="gr3" draw:text-style-name="P2" draw:layer="layout" svg:width="2.5cm" svg:height="1.5cm" svg:x="16.1cm" svg:y="1.9cm">
          <text:p text:style-name="P1"><text:span text:style-name="T1">Server </text:span></text:p>
          <text:p text:style-name="P1"><text:span text:style-name="T1">Processing <text:s/></text:span></text:p>
          <text:p text:style-name="P1"><text:span text:style-name="T1">Layer</text:span></text:p>
        </draw:rect>
        <draw:line draw:style-name="gr1" draw:text-style-name="P1" draw:layer="layout" svg:x1="21.9cm" svg:y1="3.4cm" svg:x2="21.9cm" svg:y2="23.4cm">
          <text:p/>
        </draw:line>
        <draw:rect draw:style-name="gr3" draw:text-style-name="P2" draw:layer="layout" svg:width="2.5cm" svg:height="1.5cm" svg:x="20.6cm" svg:y="1.9cm">
          <text:p text:style-name="P1"><text:span text:style-name="T1">Server </text:span></text:p>
          <text:p text:style-name="P1"><text:span text:style-name="T1">Storage </text:span></text:p>
          <text:p text:style-name="P1"><text:span text:style-name="T1">Layer</text:span></text:p>
        </draw:rect>
        <draw:line draw:style-name="gr1" draw:text-style-name="P1" draw:layer="layout" svg:x1="6.1cm" svg:y1="3.4cm" svg:x2="6.1cm" svg:y2="23.4cm">
          <text:p/>
        </draw:line>
        <draw:custom-shape draw:style-name="gr2" draw:text-style-name="P1" draw:layer="layout" svg:width="1cm" svg:height="1cm" svg:x="5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" draw:text-style-name="P1" draw:layer="layout" svg:x1="2.3cm" svg:y1="3.4cm" svg:x2="2.3cm" svg:y2="23.4cm">
          <text:p/>
        </draw:line>
        <draw:custom-shape draw:style-name="gr2" draw:text-style-name="P1" draw:layer="layout" svg:width="1cm" svg:height="1cm" svg:x="1.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3.5cm" svg:height="0.806cm" svg:x="1cm" svg:y="1.5cm">
          <draw:text-box>
            <text:p><text:span text:style-name="T2">Admin User</text:span></text:p>
          </draw:text-box>
        </draw:frame>
        <draw:frame draw:style-name="gr4" draw:text-style-name="P3" draw:layer="layout" svg:width="4cm" svg:height="0.806cm" svg:x="4.3cm" svg:y="1.5cm">
          <draw:text-box>
            <text:p><text:span text:style-name="T2">Volunteer User</text:span></text:p>
          </draw:text-box>
        </draw:frame>
        <draw:frame draw:style-name="gr4" draw:text-style-name="P3" draw:layer="layout" svg:width="3.5cm" svg:height="0.806cm" svg:x="8.3cm" svg:y="1.5cm">
          <draw:text-box>
            <text:p><text:span text:style-name="T2">Client User</text:span></text:p>
          </draw:text-box>
        </draw:frame>
        <draw:line draw:style-name="gr12" draw:text-style-name="P5" draw:layer="layout" svg:x1="2.5cm" svg:y1="4.1cm" svg:x2="17.5cm" svg:y2="4.2cm">
          <text:p text:style-name="P1"><text:span text:style-name="T4">Request for volunteer Management form</text:span></text:p>
        </draw:line>
        <draw:rect draw:style-name="gr13" draw:text-style-name="P1" draw:layer="layout" svg:width="0.5cm" svg:height="0.8cm" svg:x="17.3cm" svg:y="4.2cm">
          <text:p/>
        </draw:rect>
        <draw:line draw:style-name="gr14" draw:text-style-name="P5" draw:layer="layout" svg:x1="17.8cm" svg:y1="5cm" svg:x2="22cm" svg:y2="5cm">
          <text:p text:style-name="P1"><text:span text:style-name="T4">Request for volunteer </text:span></text:p>
          <text:p text:style-name="P1"><text:span text:style-name="T4">data</text:span></text:p>
        </draw:line>
        <draw:rect draw:style-name="gr15" draw:text-style-name="P1" draw:layer="layout" svg:width="0.5cm" svg:height="1.3cm" svg:x="21.8cm" svg:y="5cm">
          <text:p/>
        </draw:rect>
        <draw:line draw:style-name="gr16" draw:text-style-name="P1" draw:layer="layout" svg:x1="22cm" svg:y1="6.3cm" svg:x2="17.5cm" svg:y2="6.3cm">
          <text:p/>
        </draw:line>
        <draw:frame draw:style-name="gr17" draw:text-style-name="P6" draw:layer="layout" svg:width="2.5cm" svg:height="0.687cm" svg:x="18.5cm" svg:y="5.8cm">
          <draw:text-box>
            <text:p><text:span text:style-name="T4">volunteers</text:span></text:p>
          </draw:text-box>
        </draw:frame>
        <draw:rect draw:style-name="gr15" draw:text-style-name="P1" draw:layer="layout" svg:width="0.5cm" svg:height="1cm" svg:x="17.1cm" svg:y="6.3cm">
          <text:p/>
        </draw:rect>
        <draw:rect draw:style-name="gr15" draw:text-style-name="P1" draw:layer="layout" svg:width="0.5cm" svg:height="1cm" svg:x="12.9cm" svg:y="7.3cm">
          <text:p/>
        </draw:rect>
        <draw:line draw:style-name="gr16" draw:text-style-name="P1" draw:layer="layout" svg:x1="17.4cm" svg:y1="7.301cm" svg:x2="12.9cm" svg:y2="7.301cm">
          <text:p/>
        </draw:line>
        <draw:frame draw:style-name="gr17" draw:text-style-name="P6" draw:layer="layout" svg:width="2.5cm" svg:height="0.687cm" svg:x="14.1cm" svg:y="6.801cm">
          <draw:text-box>
            <text:p><text:span text:style-name="T4">volunteers</text:span></text:p>
          </draw:text-box>
        </draw:frame>
        <draw:line draw:style-name="gr16" draw:text-style-name="P1" draw:layer="layout" svg:x1="13.3cm" svg:y1="8.302cm" svg:x2="2.5cm" svg:y2="8.302cm">
          <text:p/>
        </draw:line>
        <draw:frame draw:style-name="gr17" draw:text-style-name="P6" draw:layer="layout" svg:width="2.52cm" svg:height="0.687cm" svg:x="6.48cm" svg:y="7.802cm">
          <draw:text-box>
            <text:p><text:span text:style-name="T4">volunteers</text:span></text:p>
          </draw:text-box>
        </draw:frame>
        <draw:line draw:style-name="gr18" draw:text-style-name="P5" draw:layer="layout" svg:x1="2.5cm" svg:y1="8.9cm" svg:x2="17.5cm" svg:y2="8.9cm">
          <text:p text:style-name="P1"><text:span text:style-name="T4">Volunteer Verified </text:span></text:p>
        </draw:line>
        <draw:line draw:style-name="gr18" draw:text-style-name="P5" draw:layer="layout" svg:x1="17.5cm" svg:y1="9.4cm" svg:x2="22cm" svg:y2="9.4cm">
          <text:p text:style-name="P1"><text:span text:style-name="T4">Volunteer Verified</text:span></text:p>
        </draw:line>
        <draw:rect draw:style-name="gr15" draw:text-style-name="P1" draw:layer="layout" svg:width="0.5cm" svg:height="0.5cm" svg:x="17.2cm" svg:y="8.9cm">
          <text:p/>
        </draw:rect>
        <draw:line draw:style-name="gr16" draw:text-style-name="P1" draw:layer="layout" svg:x1="22cm" svg:y1="10.4cm" svg:x2="17.5cm" svg:y2="10.4cm">
          <text:p/>
        </draw:line>
        <draw:frame draw:style-name="gr19" draw:text-style-name="P6" draw:layer="layout" svg:width="4cm" svg:height="0.75cm" svg:x="18cm" svg:y="9.9cm">
          <draw:text-box>
            <text:p><text:span text:style-name="T4">feedback</text:span></text:p>
          </draw:text-box>
        </draw:frame>
        <draw:line draw:style-name="gr16" draw:text-style-name="P1" draw:layer="layout" svg:x1="17.4cm" svg:y1="10.9cm" svg:x2="12.9cm" svg:y2="10.9cm">
          <text:p/>
        </draw:line>
        <draw:frame draw:style-name="gr19" draw:text-style-name="P6" draw:layer="layout" svg:width="4cm" svg:height="0.75cm" svg:x="13.4cm" svg:y="10.4cm">
          <draw:text-box>
            <text:p><text:span text:style-name="T4">feedback</text:span></text:p>
          </draw:text-box>
        </draw:frame>
        <draw:rect draw:style-name="gr15" draw:text-style-name="P1" draw:layer="layout" svg:width="0.5cm" svg:height="0.5cm" svg:x="17.2cm" svg:y="10.4cm">
          <text:p/>
        </draw:rect>
        <draw:line draw:style-name="gr16" draw:text-style-name="P1" draw:layer="layout" svg:x1="13.063cm" svg:y1="11.4cm" svg:x2="2.5cm" svg:y2="11.4cm">
          <text:p/>
        </draw:line>
        <draw:frame draw:style-name="gr19" draw:text-style-name="P6" draw:layer="layout" svg:width="3.166cm" svg:height="0.75cm" svg:x="6.5cm" svg:y="10.85cm">
          <draw:text-box>
            <text:p><text:span text:style-name="T4">feedback</text:span></text:p>
          </draw:text-box>
        </draw:frame>
        <draw:rect draw:style-name="gr15" draw:text-style-name="P1" draw:layer="layout" svg:width="0.396cm" svg:height="0.5cm" svg:x="12.904cm" svg:y="10.9cm">
          <text:p/>
        </draw:rect>
        <draw:rect draw:style-name="gr15" draw:text-style-name="P1" draw:layer="layout" svg:width="0.5cm" svg:height="1cm" svg:x="21.7cm" svg:y="9.4cm">
          <text:p/>
        </draw:rect>
        <draw:line draw:style-name="gr18" draw:text-style-name="P5" draw:layer="layout" svg:x1="2.5cm" svg:y1="12.2cm" svg:x2="17.5cm" svg:y2="12.2cm">
          <text:p text:style-name="P1"><text:span text:style-name="T4">Volunteer Rejected</text:span></text:p>
        </draw:line>
        <draw:line draw:style-name="gr18" draw:text-style-name="P5" draw:layer="layout" svg:x1="17.5cm" svg:y1="12.7cm" svg:x2="22cm" svg:y2="12.7cm">
          <text:p text:style-name="P1"><text:span text:style-name="T4">Volunteer Rejected</text:span></text:p>
        </draw:line>
        <draw:rect draw:style-name="gr15" draw:text-style-name="P1" draw:layer="layout" svg:width="0.5cm" svg:height="0.5cm" svg:x="17.2cm" svg:y="12.2cm">
          <text:p/>
        </draw:rect>
        <draw:line draw:style-name="gr16" draw:text-style-name="P1" draw:layer="layout" svg:x1="22cm" svg:y1="13.7cm" svg:x2="17.5cm" svg:y2="13.7cm">
          <text:p/>
        </draw:line>
        <draw:frame draw:style-name="gr19" draw:text-style-name="P6" draw:layer="layout" svg:width="4cm" svg:height="0.75cm" svg:x="18cm" svg:y="13.2cm">
          <draw:text-box>
            <text:p><text:span text:style-name="T4">feedback</text:span></text:p>
          </draw:text-box>
        </draw:frame>
        <draw:line draw:style-name="gr16" draw:text-style-name="P1" draw:layer="layout" svg:x1="17.4cm" svg:y1="14.2cm" svg:x2="12.9cm" svg:y2="14.2cm">
          <text:p/>
        </draw:line>
        <draw:frame draw:style-name="gr19" draw:text-style-name="P6" draw:layer="layout" svg:width="4cm" svg:height="0.75cm" svg:x="13.4cm" svg:y="13.7cm">
          <draw:text-box>
            <text:p><text:span text:style-name="T4">feedback</text:span></text:p>
          </draw:text-box>
        </draw:frame>
        <draw:rect draw:style-name="gr15" draw:text-style-name="P1" draw:layer="layout" svg:width="0.5cm" svg:height="0.5cm" svg:x="17.2cm" svg:y="13.7cm">
          <text:p/>
        </draw:rect>
        <draw:line draw:style-name="gr16" draw:text-style-name="P1" draw:layer="layout" svg:x1="13.063cm" svg:y1="14.7cm" svg:x2="2.5cm" svg:y2="14.7cm">
          <text:p/>
        </draw:line>
        <draw:frame draw:style-name="gr19" draw:text-style-name="P6" draw:layer="layout" svg:width="3.166cm" svg:height="0.75cm" svg:x="6.5cm" svg:y="14.15cm">
          <draw:text-box>
            <text:p><text:span text:style-name="T4">feedback</text:span></text:p>
          </draw:text-box>
        </draw:frame>
        <draw:rect draw:style-name="gr15" draw:text-style-name="P1" draw:layer="layout" svg:width="0.396cm" svg:height="0.5cm" svg:x="12.904cm" svg:y="14.2cm">
          <text:p/>
        </draw:rect>
        <draw:rect draw:style-name="gr15" draw:text-style-name="P1" draw:layer="layout" svg:width="0.5cm" svg:height="1cm" svg:x="21.7cm" svg:y="12.7cm">
          <text:p/>
        </draw:rect>
        <draw:line draw:style-name="gr18" draw:text-style-name="P5" draw:layer="layout" svg:x1="2.5cm" svg:y1="16.3cm" svg:x2="17.5cm" svg:y2="16.3cm">
          <text:p text:style-name="P1"><text:span text:style-name="T4">Volunteer Deleted</text:span></text:p>
        </draw:line>
        <draw:line draw:style-name="gr18" draw:text-style-name="P5" draw:layer="layout" svg:x1="17.5cm" svg:y1="16.8cm" svg:x2="22cm" svg:y2="16.8cm">
          <text:p text:style-name="P1"><text:span text:style-name="T4">Volunteer Deleted</text:span></text:p>
        </draw:line>
        <draw:rect draw:style-name="gr15" draw:text-style-name="P1" draw:layer="layout" svg:width="0.5cm" svg:height="0.5cm" svg:x="17.2cm" svg:y="16.3cm">
          <text:p/>
        </draw:rect>
        <draw:line draw:style-name="gr16" draw:text-style-name="P1" draw:layer="layout" svg:x1="22cm" svg:y1="17.8cm" svg:x2="17.5cm" svg:y2="17.8cm">
          <text:p/>
        </draw:line>
        <draw:frame draw:style-name="gr19" draw:text-style-name="P6" draw:layer="layout" svg:width="4cm" svg:height="0.75cm" svg:x="18cm" svg:y="17.3cm">
          <draw:text-box>
            <text:p><text:span text:style-name="T4">feedback</text:span></text:p>
          </draw:text-box>
        </draw:frame>
        <draw:line draw:style-name="gr16" draw:text-style-name="P1" draw:layer="layout" svg:x1="17.4cm" svg:y1="18.3cm" svg:x2="12.9cm" svg:y2="18.3cm">
          <text:p/>
        </draw:line>
        <draw:frame draw:style-name="gr19" draw:text-style-name="P6" draw:layer="layout" svg:width="4cm" svg:height="0.75cm" svg:x="13.4cm" svg:y="17.8cm">
          <draw:text-box>
            <text:p><text:span text:style-name="T4">feedback</text:span></text:p>
          </draw:text-box>
        </draw:frame>
        <draw:rect draw:style-name="gr15" draw:text-style-name="P1" draw:layer="layout" svg:width="0.5cm" svg:height="0.5cm" svg:x="17.2cm" svg:y="17.8cm">
          <text:p/>
        </draw:rect>
        <draw:line draw:style-name="gr16" draw:text-style-name="P1" draw:layer="layout" svg:x1="13.063cm" svg:y1="18.8cm" svg:x2="2.5cm" svg:y2="18.8cm">
          <text:p/>
        </draw:line>
        <draw:frame draw:style-name="gr19" draw:text-style-name="P6" draw:layer="layout" svg:width="3.166cm" svg:height="0.75cm" svg:x="6.5cm" svg:y="18.25cm">
          <draw:text-box>
            <text:p><text:span text:style-name="T4">feedback</text:span></text:p>
          </draw:text-box>
        </draw:frame>
        <draw:rect draw:style-name="gr15" draw:text-style-name="P1" draw:layer="layout" svg:width="0.396cm" svg:height="0.5cm" svg:x="12.904cm" svg:y="18.3cm">
          <text:p/>
        </draw:rect>
        <draw:rect draw:style-name="gr15" draw:text-style-name="P1" draw:layer="layout" svg:width="0.5cm" svg:height="1cm" svg:x="21.7cm" svg:y="16.8cm">
          <text:p/>
        </draw:rect>
      </draw:page>
      <draw:page draw:name="page3" draw:style-name="dp1" draw:master-page-name="Default">
        <draw:line draw:style-name="gr1" draw:text-style-name="P1" draw:layer="layout" svg:x1="9.7cm" svg:y1="3.4cm" svg:x2="9.7cm" svg:y2="23.4cm">
          <text:p/>
        </draw:line>
        <draw:line draw:style-name="gr1" draw:text-style-name="P1" draw:layer="layout" svg:x1="13.1cm" svg:y1="3.4cm" svg:x2="13.1cm" svg:y2="23.4cm">
          <text:p/>
        </draw:line>
        <draw:line draw:style-name="gr1" draw:text-style-name="P1" draw:layer="layout" svg:x1="17.4cm" svg:y1="3.4cm" svg:x2="17.4cm" svg:y2="23.4cm">
          <text:p/>
        </draw:line>
        <draw:custom-shape draw:style-name="gr2" draw:text-style-name="P1" draw:layer="layout" svg:width="1cm" svg:height="1cm" svg:x="9.2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2.5cm" svg:height="1.5cm" svg:x="12.1cm" svg:y="1.9cm">
          <text:p text:style-name="P1"><text:span text:style-name="T1">Client Side </text:span></text:p>
          <text:p text:style-name="P1"><text:span text:style-name="T1">Interface </text:span></text:p>
          <text:p text:style-name="P1"><text:span text:style-name="T1">Layer</text:span></text:p>
        </draw:rect>
        <draw:rect draw:style-name="gr3" draw:text-style-name="P2" draw:layer="layout" svg:width="2.5cm" svg:height="1.5cm" svg:x="16.1cm" svg:y="1.9cm">
          <text:p text:style-name="P1"><text:span text:style-name="T1">Server </text:span></text:p>
          <text:p text:style-name="P1"><text:span text:style-name="T1">Processing <text:s/></text:span></text:p>
          <text:p text:style-name="P1"><text:span text:style-name="T1">Layer</text:span></text:p>
        </draw:rect>
        <draw:line draw:style-name="gr1" draw:text-style-name="P1" draw:layer="layout" svg:x1="21.9cm" svg:y1="3.4cm" svg:x2="21.9cm" svg:y2="23.4cm">
          <text:p/>
        </draw:line>
        <draw:rect draw:style-name="gr3" draw:text-style-name="P2" draw:layer="layout" svg:width="2.5cm" svg:height="1.5cm" svg:x="20.6cm" svg:y="1.9cm">
          <text:p text:style-name="P1"><text:span text:style-name="T1">Server </text:span></text:p>
          <text:p text:style-name="P1"><text:span text:style-name="T1">Storage </text:span></text:p>
          <text:p text:style-name="P1"><text:span text:style-name="T1">Layer</text:span></text:p>
        </draw:rect>
        <draw:line draw:style-name="gr1" draw:text-style-name="P1" draw:layer="layout" svg:x1="6.1cm" svg:y1="3.4cm" svg:x2="6.1cm" svg:y2="23.4cm">
          <text:p/>
        </draw:line>
        <draw:custom-shape draw:style-name="gr2" draw:text-style-name="P1" draw:layer="layout" svg:width="1cm" svg:height="1cm" svg:x="5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" draw:text-style-name="P1" draw:layer="layout" svg:x1="2.3cm" svg:y1="3.4cm" svg:x2="2.3cm" svg:y2="23.4cm">
          <text:p/>
        </draw:line>
        <draw:custom-shape draw:style-name="gr2" draw:text-style-name="P1" draw:layer="layout" svg:width="1cm" svg:height="1cm" svg:x="1.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3.5cm" svg:height="0.806cm" svg:x="1cm" svg:y="1.5cm">
          <draw:text-box>
            <text:p><text:span text:style-name="T2">Admin User</text:span></text:p>
          </draw:text-box>
        </draw:frame>
        <draw:frame draw:style-name="gr4" draw:text-style-name="P3" draw:layer="layout" svg:width="4cm" svg:height="0.806cm" svg:x="4.3cm" svg:y="1.5cm">
          <draw:text-box>
            <text:p><text:span text:style-name="T2">Volunteer User</text:span></text:p>
          </draw:text-box>
        </draw:frame>
        <draw:frame draw:style-name="gr4" draw:text-style-name="P3" draw:layer="layout" svg:width="3.5cm" svg:height="0.806cm" svg:x="8.3cm" svg:y="1.5cm">
          <draw:text-box>
            <text:p><text:span text:style-name="T2">Client User</text:span></text:p>
          </draw:text-box>
        </draw:frame>
        <draw:line draw:style-name="gr18" draw:text-style-name="P5" draw:layer="layout" svg:x1="9.5cm" svg:y1="4.3cm" svg:x2="17.5cm" svg:y2="4.3cm">
          <text:p text:style-name="P1"><text:span text:style-name="T4">Request for Safe Call request form</text:span></text:p>
        </draw:line>
        <draw:line draw:style-name="gr16" draw:text-style-name="P1" draw:layer="layout" svg:x1="17.5cm" svg:y1="5cm" svg:x2="9.5cm" svg:y2="5cm">
          <text:p/>
        </draw:line>
        <draw:frame draw:style-name="gr19" draw:text-style-name="P6" draw:layer="layout" svg:width="3.5cm" svg:height="0.75cm" svg:x="12cm" svg:y="5cm">
          <draw:text-box>
            <text:p><text:span text:style-name="T4">Call request form</text:span></text:p>
          </draw:text-box>
        </draw:frame>
        <draw:rect draw:style-name="gr15" draw:text-style-name="P1" draw:layer="layout" svg:width="0.5cm" svg:height="0.6cm" svg:x="17.2cm" svg:y="4.4cm">
          <text:p/>
        </draw:rect>
        <draw:line draw:style-name="gr18" draw:text-style-name="P5" draw:layer="layout" svg:x1="9.5cm" svg:y1="6.5cm" svg:x2="17.5cm" svg:y2="6.5cm">
          <text:p text:style-name="P1"><text:span text:style-name="T4">Completed Call request form</text:span></text:p>
        </draw:line>
        <draw:rect draw:style-name="gr20" draw:text-style-name="P5" draw:layer="layout" svg:width="0.5cm" svg:height="1.9cm" svg:x="17.2cm" svg:y="6.6cm">
          <text:p text:style-name="P1"><text:span text:style-name="T4"/></text:p>
          <text:p text:style-name="P1"><text:span text:style-name="T4"/></text:p>
          <text:p text:style-name="P1"><text:span text:style-name="T4"/></text:p>
        </draw:rect>
        <draw:line draw:style-name="gr18" draw:text-style-name="P5" draw:layer="layout" svg:x1="17.7cm" svg:y1="7cm" svg:x2="22cm" svg:y2="7cm">
          <text:p text:style-name="P1"><text:span text:style-name="T4">Call request data</text:span></text:p>
        </draw:line>
        <draw:line draw:style-name="gr16" draw:text-style-name="P1" draw:layer="layout" svg:x1="17.5cm" svg:y1="7.5cm" svg:x2="13cm" svg:y2="7.5cm">
          <text:p/>
        </draw:line>
        <draw:frame draw:style-name="gr21" draw:text-style-name="P6" draw:layer="layout" svg:width="4cm" svg:height="1.123cm" svg:x="13.5cm" svg:y="7cm">
          <draw:text-box>
            <text:p><text:span text:style-name="T4">Confirmation of call request received</text:span></text:p>
          </draw:text-box>
        </draw:frame>
        <draw:line draw:style-name="gr16" draw:text-style-name="P1" draw:layer="layout" svg:x1="17.5cm" svg:y1="8.5cm" svg:x2="6cm" svg:y2="8.5cm">
          <text:p/>
        </draw:line>
        <draw:frame draw:style-name="gr19" draw:text-style-name="P6" draw:layer="layout" svg:width="10.5cm" svg:height="0.75cm" svg:x="6.5cm" svg:y="8.377cm">
          <draw:text-box>
            <text:p><text:span text:style-name="T4">Notification of call assignment w/ request for confirmation</text:span></text:p>
          </draw:text-box>
        </draw:frame>
        <draw:line draw:style-name="gr22" draw:text-style-name="P1" draw:layer="layout" svg:x1="17.5cm" svg:y1="10cm" svg:x2="22cm" svg:y2="10cm">
          <text:p text:style-name="P1"><text:span text:style-name="T4">Request for data on </text:span></text:p>
          <text:p text:style-name="P1"><text:span text:style-name="T4">unconfirmed calls</text:span></text:p>
        </draw:line>
        <draw:rect draw:style-name="gr15" draw:text-style-name="P1" draw:layer="layout" svg:width="0.5cm" svg:height="1cm" svg:x="21.7cm" svg:y="10cm">
          <text:p/>
        </draw:rect>
        <draw:line draw:style-name="gr16" draw:text-style-name="P1" draw:layer="layout" svg:x1="21.9cm" svg:y1="11cm" svg:x2="17.4cm" svg:y2="11cm">
          <text:p/>
        </draw:line>
        <draw:frame draw:style-name="gr17" draw:text-style-name="P6" draw:layer="layout" svg:width="4.5cm" svg:height="0.687cm" svg:x="18cm" svg:y="11cm">
          <draw:text-box>
            <text:p><text:span text:style-name="T4">Unconfirmed call data</text:span></text:p>
          </draw:text-box>
        </draw:frame>
        <draw:rect draw:style-name="gr15" draw:text-style-name="P1" draw:layer="layout" svg:width="0.5cm" svg:height="2.5cm" svg:x="17.2cm" svg:y="11cm">
          <text:p/>
        </draw:rect>
        <draw:line draw:style-name="gr16" draw:text-style-name="P1" draw:layer="layout" svg:x1="17.5cm" svg:y1="12.5cm" svg:x2="6cm" svg:y2="12.5cm">
          <text:p/>
        </draw:line>
        <draw:frame draw:style-name="gr23" draw:text-style-name="P6" draw:layer="layout" svg:width="7.5cm" svg:height="1.25cm" svg:x="9cm" svg:y="12cm">
          <draw:text-box>
            <text:p><text:span text:style-name="T4">If on 1</text:span><text:span text:style-name="T5">st</text:span><text:span text:style-name="T4"> volunteer find another and...</text:span></text:p>
          </draw:text-box>
        </draw:frame>
        <draw:line draw:style-name="gr22" draw:text-style-name="P5" draw:layer="layout" svg:x1="17.7cm" svg:y1="12.8cm" svg:x2="22cm" svg:y2="12.8cm">
          <text:p text:style-name="P1"><text:span text:style-name="T4">Update volunteer </text:span></text:p>
          <text:p text:style-name="P1"><text:span text:style-name="T4">notification to call </text:span></text:p>
          <text:p text:style-name="P1"><text:span text:style-name="T4">request </text:span></text:p>
        </draw:line>
        <draw:line draw:style-name="gr16" draw:text-style-name="P1" draw:layer="layout" svg:x1="17.3cm" svg:y1="13.5cm" svg:x2="2.3cm" svg:y2="13.5cm">
          <text:p/>
        </draw:line>
        <draw:frame draw:style-name="gr19" draw:text-style-name="P6" draw:layer="layout" svg:width="6cm" svg:height="0.75cm" svg:x="8.7cm" svg:y="12.95cm">
          <draw:text-box>
            <text:p><text:span text:style-name="T4">If on 2</text:span><text:span text:style-name="T5">nd</text:span><text:span text:style-name="T4"> volunteer notify admin</text:span></text:p>
          </draw:text-box>
        </draw:frame>
        <draw:line draw:style-name="gr18" draw:text-style-name="P5" draw:layer="layout" svg:x1="6cm" svg:y1="15cm" svg:x2="17.5cm" svg:y2="15cm">
          <text:p text:style-name="P1"><text:span text:style-name="T4">Accepts responsibility for the call</text:span></text:p>
        </draw:line>
        <draw:rect draw:style-name="gr15" draw:text-style-name="P1" draw:layer="layout" svg:width="0.5cm" svg:height="1.5cm" svg:x="17.2cm" svg:y="15cm">
          <text:p/>
        </draw:rect>
        <draw:line draw:style-name="gr22" draw:text-style-name="P5" draw:layer="layout" svg:x1="17.7cm" svg:y1="15.5cm" svg:x2="22cm" svg:y2="15.5cm">
          <text:p text:style-name="P1"><text:span text:style-name="T4">Associate volunteer </text:span></text:p>
          <text:p text:style-name="P1"><text:span text:style-name="T4">with call</text:span></text:p>
        </draw:line>
        <draw:line draw:style-name="gr16" draw:text-style-name="P1" draw:layer="layout" svg:x1="17.2cm" svg:y1="16cm" svg:x2="10cm" svg:y2="16cm">
          <text:p/>
        </draw:line>
        <draw:frame draw:style-name="gr24" draw:text-style-name="P6" draw:layer="layout" svg:width="5.794cm" svg:height="0.687cm" svg:x="11cm" svg:y="15.5cm">
          <draw:text-box>
            <text:p><text:span text:style-name="T4">Notification of call confirmation</text:span></text:p>
          </draw:text-box>
        </draw:frame>
        <draw:line draw:style-name="gr16" draw:text-style-name="P1" draw:layer="layout" svg:x1="17.5cm" svg:y1="16.5cm" svg:x2="6cm" svg:y2="16.5cm">
          <text:p/>
        </draw:line>
        <draw:frame draw:style-name="gr24" draw:layer="layout" svg:width="5.794cm" svg:height="0.687cm" svg:x="9.5cm" svg:y="16.313cm">
          <draw:text-box>
            <text:p><text:span text:style-name="T4">Notification of call confirmation</text:span></text:p>
          </draw:text-box>
        </draw:frame>
        <draw:line draw:style-name="gr16" draw:text-style-name="P1" draw:layer="layout" svg:x1="17.5cm" svg:y1="18.5cm" svg:x2="2.5cm" svg:y2="18.5cm">
          <text:p/>
        </draw:line>
        <draw:frame draw:style-name="gr17" draw:text-style-name="P6" draw:layer="layout" svg:width="7.5cm" svg:height="0.687cm" svg:x="7cm" svg:y="18cm">
          <draw:text-box>
            <text:p><text:span text:style-name="T4">Daily/Weekly digest of confirmed calls</text:span></text:p>
          </draw:text-box>
        </draw:frame>
      </draw:page>
      <draw:page draw:name="page4" draw:style-name="dp1" draw:master-page-name="Default">
        <draw:line draw:style-name="gr1" draw:text-style-name="P1" draw:layer="layout" svg:x1="9.7cm" svg:y1="3.4cm" svg:x2="9.7cm" svg:y2="23.4cm">
          <text:p/>
        </draw:line>
        <draw:line draw:style-name="gr1" draw:text-style-name="P1" draw:layer="layout" svg:x1="13.1cm" svg:y1="3.4cm" svg:x2="13.1cm" svg:y2="23.4cm">
          <text:p/>
        </draw:line>
        <draw:line draw:style-name="gr1" draw:text-style-name="P1" draw:layer="layout" svg:x1="17.4cm" svg:y1="3.4cm" svg:x2="17.4cm" svg:y2="23.4cm">
          <text:p/>
        </draw:line>
        <draw:custom-shape draw:style-name="gr2" draw:text-style-name="P1" draw:layer="layout" svg:width="1cm" svg:height="1cm" svg:x="9.2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2.5cm" svg:height="1.5cm" svg:x="12.1cm" svg:y="1.9cm">
          <text:p text:style-name="P1"><text:span text:style-name="T1">Client Side </text:span></text:p>
          <text:p text:style-name="P1"><text:span text:style-name="T1">Interface </text:span></text:p>
          <text:p text:style-name="P1"><text:span text:style-name="T1">Layer</text:span></text:p>
        </draw:rect>
        <draw:rect draw:style-name="gr3" draw:text-style-name="P2" draw:layer="layout" svg:width="2.5cm" svg:height="1.5cm" svg:x="16.1cm" svg:y="1.9cm">
          <text:p text:style-name="P1"><text:span text:style-name="T1">Server </text:span></text:p>
          <text:p text:style-name="P1"><text:span text:style-name="T1">Processing <text:s/></text:span></text:p>
          <text:p text:style-name="P1"><text:span text:style-name="T1">Layer</text:span></text:p>
        </draw:rect>
        <draw:line draw:style-name="gr1" draw:text-style-name="P1" draw:layer="layout" svg:x1="21.9cm" svg:y1="3.4cm" svg:x2="21.9cm" svg:y2="23.4cm">
          <text:p/>
        </draw:line>
        <draw:rect draw:style-name="gr3" draw:text-style-name="P2" draw:layer="layout" svg:width="2.5cm" svg:height="1.5cm" svg:x="20.6cm" svg:y="1.9cm">
          <text:p text:style-name="P1"><text:span text:style-name="T1">Server </text:span></text:p>
          <text:p text:style-name="P1"><text:span text:style-name="T1">Storage </text:span></text:p>
          <text:p text:style-name="P1"><text:span text:style-name="T1">Layer</text:span></text:p>
        </draw:rect>
        <draw:line draw:style-name="gr1" draw:text-style-name="P1" draw:layer="layout" svg:x1="6.1cm" svg:y1="3.4cm" svg:x2="6.1cm" svg:y2="23.4cm">
          <text:p/>
        </draw:line>
        <draw:custom-shape draw:style-name="gr2" draw:text-style-name="P1" draw:layer="layout" svg:width="1cm" svg:height="1cm" svg:x="5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" draw:text-style-name="P1" draw:layer="layout" svg:x1="2.3cm" svg:y1="3.4cm" svg:x2="2.3cm" svg:y2="23.4cm">
          <text:p/>
        </draw:line>
        <draw:custom-shape draw:style-name="gr2" draw:text-style-name="P1" draw:layer="layout" svg:width="1cm" svg:height="1cm" svg:x="1.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3.5cm" svg:height="0.806cm" svg:x="1cm" svg:y="1.5cm">
          <draw:text-box>
            <text:p><text:span text:style-name="T2">Admin User</text:span></text:p>
          </draw:text-box>
        </draw:frame>
        <draw:frame draw:style-name="gr4" draw:text-style-name="P3" draw:layer="layout" svg:width="4cm" svg:height="0.806cm" svg:x="4.3cm" svg:y="1.5cm">
          <draw:text-box>
            <text:p><text:span text:style-name="T2">Volunteer User</text:span></text:p>
          </draw:text-box>
        </draw:frame>
        <draw:frame draw:style-name="gr4" draw:text-style-name="P3" draw:layer="layout" svg:width="3.5cm" svg:height="0.806cm" svg:x="8.3cm" svg:y="1.5cm">
          <draw:text-box>
            <text:p><text:span text:style-name="T2">Client User</text:span></text:p>
          </draw:text-box>
        </draw:frame>
        <draw:line draw:style-name="gr12" draw:text-style-name="P5" draw:layer="layout" svg:x1="6cm" svg:y1="4.5cm" svg:x2="17.5cm" svg:y2="4.5cm">
          <text:p text:style-name="P5"><text:span text:style-name="T4">Home page request</text:span></text:p>
        </draw:line>
        <draw:rect draw:style-name="gr13" draw:text-style-name="P1" draw:layer="layout" svg:width="0.5cm" svg:height="1cm" svg:x="17.2cm" svg:y="4.5cm">
          <text:p/>
        </draw:rect>
        <draw:line draw:style-name="gr25" draw:text-style-name="P1" draw:layer="layout" svg:x1="17.5cm" svg:y1="5.5cm" svg:x2="6cm" svg:y2="5.5cm">
          <text:p/>
        </draw:line>
        <draw:frame draw:style-name="gr26" draw:text-style-name="P6" draw:layer="layout" svg:width="3cm" svg:height="0.687cm" svg:x="10cm" svg:y="5cm">
          <draw:text-box>
            <text:p text:style-name="P6"><text:span text:style-name="T4">Home page</text:span></text:p>
          </draw:text-box>
        </draw:frame>
        <draw:line draw:style-name="gr12" draw:text-style-name="P5" draw:layer="layout" svg:x1="2.5cm" svg:y1="6.2cm" svg:x2="17.44cm" svg:y2="6.2cm">
          <text:p text:style-name="P5"><text:span text:style-name="T4">Home page request</text:span></text:p>
        </draw:line>
        <draw:rect draw:style-name="gr13" draw:text-style-name="P1" draw:layer="layout" svg:width="0.65cm" svg:height="1.085cm" svg:x="17.05cm" svg:y="6.2cm">
          <text:p/>
        </draw:rect>
        <draw:line draw:style-name="gr25" draw:text-style-name="P1" draw:layer="layout" svg:x1="17.44cm" svg:y1="7.285cm" svg:x2="2.5cm" svg:y2="7.285cm">
          <text:p/>
        </draw:line>
        <draw:frame draw:style-name="gr27" draw:text-style-name="P6" draw:layer="layout" svg:width="3.897cm" svg:height="0.745cm" svg:x="7.697cm" svg:y="6.743cm">
          <draw:text-box>
            <text:p text:style-name="P6"><text:span text:style-name="T4">Home page</text:span></text:p>
          </draw:text-box>
        </draw:frame>
        <draw:line draw:style-name="gr12" draw:text-style-name="P5" draw:layer="layout" svg:x1="10cm" svg:y1="7.801cm" svg:x2="17.568cm" svg:y2="7.801cm">
          <text:p text:style-name="P5"><text:span text:style-name="T4">Home page request</text:span></text:p>
        </draw:line>
        <draw:rect draw:style-name="gr13" draw:text-style-name="P1" draw:layer="layout" svg:width="0.329cm" svg:height="1cm" svg:x="17.371cm" svg:y="7.801cm">
          <text:p/>
        </draw:rect>
        <draw:line draw:style-name="gr25" draw:text-style-name="P1" draw:layer="layout" svg:x1="17.568cm" svg:y1="8.801cm" svg:x2="10cm" svg:y2="8.801cm">
          <text:p/>
        </draw:line>
        <draw:frame draw:style-name="gr26" draw:text-style-name="P6" draw:layer="layout" svg:width="1.975cm" svg:height="1.123cm" svg:x="12.632cm" svg:y="8.301cm">
          <draw:text-box>
            <text:p text:style-name="P6"><text:span text:style-name="T4">Home page</text:span></text:p>
          </draw:text-box>
        </draw:frame>
        <draw:line draw:style-name="gr12" draw:text-style-name="P1" draw:layer="layout" svg:x1="6cm" svg:y1="9.8cm" svg:x2="17.5cm" svg:y2="9.8cm">
          <text:p text:style-name="P1"><text:span text:style-name="T4">Username &amp; password</text:span></text:p>
        </draw:line>
        <draw:rect draw:style-name="gr15" draw:text-style-name="P1" draw:layer="layout" svg:width="0.5cm" svg:height="0.5cm" svg:x="17.2cm" svg:y="9.8cm">
          <text:p/>
        </draw:rect>
        <draw:line draw:style-name="gr28" draw:text-style-name="P5" draw:layer="layout" svg:x1="17.5cm" svg:y1="10.3cm" svg:x2="22cm" svg:y2="10.3cm">
          <text:p text:style-name="P1"><text:span text:style-name="T4">Credential check</text:span></text:p>
        </draw:line>
        <draw:rect draw:style-name="gr15" draw:text-style-name="P1" draw:layer="layout" svg:width="0.5cm" svg:height="0.5cm" svg:x="21.7cm" svg:y="10.3cm">
          <text:p/>
        </draw:rect>
        <draw:line draw:style-name="gr29" draw:text-style-name="P1" draw:layer="layout" svg:x1="21.9cm" svg:y1="10.8cm" svg:x2="17.4cm" svg:y2="10.8cm">
          <text:p/>
        </draw:line>
        <draw:frame draw:style-name="gr19" draw:text-style-name="P6" draw:layer="layout" svg:width="5cm" svg:height="0.75cm" svg:x="18cm" svg:y="10.65cm">
          <draw:text-box>
            <text:p text:style-name="P6"><text:span text:style-name="T4">Success/failure</text:span></text:p>
          </draw:text-box>
        </draw:frame>
        <draw:rect draw:style-name="gr15" draw:text-style-name="P1" draw:layer="layout" svg:width="0.5cm" svg:height="0.5cm" svg:x="17.2cm" svg:y="10.8cm">
          <text:p/>
        </draw:rect>
        <draw:line draw:style-name="gr29" draw:text-style-name="P1" draw:layer="layout" svg:x1="17.5cm" svg:y1="11.3cm" svg:x2="6cm" svg:y2="11.3cm">
          <text:p/>
        </draw:line>
        <draw:frame draw:style-name="gr17" draw:text-style-name="P6" draw:layer="layout" svg:width="8cm" svg:height="0.687cm" svg:x="7.5cm" svg:y="10.813cm">
          <draw:text-box>
            <text:p text:style-name="P6"><text:span text:style-name="T4">Volunteer page/ password failure message</text:span></text:p>
          </draw:text-box>
        </draw:frame>
        <draw:line draw:style-name="gr12" draw:text-style-name="P1" draw:layer="layout" svg:x1="2.5cm" svg:y1="12cm" svg:x2="17.5cm" svg:y2="12cm">
          <text:p text:style-name="P1"><text:span text:style-name="T4">Username &amp; password</text:span></text:p>
        </draw:line>
        <draw:rect draw:style-name="gr15" draw:text-style-name="P1" draw:layer="layout" svg:width="0.47cm" svg:height="0.5cm" svg:x="17.2cm" svg:y="12cm">
          <text:p/>
        </draw:rect>
        <draw:line draw:style-name="gr28" draw:text-style-name="P5" draw:layer="layout" svg:x1="17.5cm" svg:y1="12.5cm" svg:x2="22.012cm" svg:y2="12.5cm">
          <text:p text:style-name="P1"><text:span text:style-name="T4">Credential check</text:span></text:p>
        </draw:line>
        <draw:rect draw:style-name="gr15" draw:text-style-name="P1" draw:layer="layout" svg:width="0.47cm" svg:height="0.5cm" svg:x="21.73cm" svg:y="12.5cm">
          <text:p/>
        </draw:rect>
        <draw:line draw:style-name="gr29" draw:text-style-name="P1" draw:layer="layout" svg:x1="21.918cm" svg:y1="13cm" svg:x2="17.5cm" svg:y2="13cm">
          <text:p/>
        </draw:line>
        <draw:rect draw:style-name="gr15" draw:text-style-name="P1" draw:layer="layout" svg:width="0.47cm" svg:height="0.5cm" svg:x="17.2cm" svg:y="13cm">
          <text:p/>
        </draw:rect>
        <draw:line draw:style-name="gr29" draw:text-style-name="P1" draw:layer="layout" svg:x1="17.5cm" svg:y1="13.5cm" svg:x2="2.5cm" svg:y2="13.5cm">
          <text:p/>
        </draw:line>
        <draw:frame draw:style-name="gr17" draw:text-style-name="P6" draw:layer="layout" svg:width="9.728cm" svg:height="0.687cm" svg:x="4.324cm" svg:y="13.013cm">
          <draw:text-box>
            <text:p text:style-name="P6"><text:span text:style-name="T4">Admin page/ password failure message</text:span></text:p>
          </draw:text-box>
        </draw:frame>
      </draw:page>
      <draw:page draw:name="page5" draw:style-name="dp1" draw:master-page-name="Default">
        <draw:line draw:style-name="gr1" draw:text-style-name="P1" draw:layer="layout" svg:x1="9.7cm" svg:y1="3.4cm" svg:x2="9.7cm" svg:y2="23.4cm">
          <text:p/>
        </draw:line>
        <draw:line draw:style-name="gr1" draw:text-style-name="P1" draw:layer="layout" svg:x1="13.1cm" svg:y1="3.4cm" svg:x2="13.1cm" svg:y2="23.4cm">
          <text:p/>
        </draw:line>
        <draw:line draw:style-name="gr1" draw:text-style-name="P1" draw:layer="layout" svg:x1="17.4cm" svg:y1="3.4cm" svg:x2="17.4cm" svg:y2="23.4cm">
          <text:p/>
        </draw:line>
        <draw:custom-shape draw:style-name="gr2" draw:text-style-name="P1" draw:layer="layout" svg:width="1cm" svg:height="1cm" svg:x="9.2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2.5cm" svg:height="1.5cm" svg:x="12.1cm" svg:y="1.9cm">
          <text:p text:style-name="P1"><text:span text:style-name="T1">Client Side </text:span></text:p>
          <text:p text:style-name="P1"><text:span text:style-name="T1">Interface </text:span></text:p>
          <text:p text:style-name="P1"><text:span text:style-name="T1">Layer</text:span></text:p>
        </draw:rect>
        <draw:rect draw:style-name="gr3" draw:text-style-name="P2" draw:layer="layout" svg:width="2.5cm" svg:height="1.5cm" svg:x="16.1cm" svg:y="1.9cm">
          <text:p text:style-name="P1"><text:span text:style-name="T1">Server </text:span></text:p>
          <text:p text:style-name="P1"><text:span text:style-name="T1">Processing <text:s/></text:span></text:p>
          <text:p text:style-name="P1"><text:span text:style-name="T1">Layer</text:span></text:p>
        </draw:rect>
        <draw:line draw:style-name="gr1" draw:text-style-name="P1" draw:layer="layout" svg:x1="21.9cm" svg:y1="3.4cm" svg:x2="21.9cm" svg:y2="23.4cm">
          <text:p/>
        </draw:line>
        <draw:rect draw:style-name="gr3" draw:text-style-name="P2" draw:layer="layout" svg:width="2.5cm" svg:height="1.5cm" svg:x="20.6cm" svg:y="1.9cm">
          <text:p text:style-name="P1"><text:span text:style-name="T1">Server </text:span></text:p>
          <text:p text:style-name="P1"><text:span text:style-name="T1">Storage </text:span></text:p>
          <text:p text:style-name="P1"><text:span text:style-name="T1">Layer</text:span></text:p>
        </draw:rect>
        <draw:line draw:style-name="gr1" draw:text-style-name="P1" draw:layer="layout" svg:x1="6.1cm" svg:y1="3.4cm" svg:x2="6.1cm" svg:y2="23.4cm">
          <text:p/>
        </draw:line>
        <draw:custom-shape draw:style-name="gr2" draw:text-style-name="P1" draw:layer="layout" svg:width="1cm" svg:height="1cm" svg:x="5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" draw:text-style-name="P1" draw:layer="layout" svg:x1="2.3cm" svg:y1="3.4cm" svg:x2="2.3cm" svg:y2="23.4cm">
          <text:p/>
        </draw:line>
        <draw:custom-shape draw:style-name="gr2" draw:text-style-name="P1" draw:layer="layout" svg:width="1cm" svg:height="1cm" svg:x="1.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3.5cm" svg:height="0.806cm" svg:x="1cm" svg:y="1.5cm">
          <draw:text-box>
            <text:p><text:span text:style-name="T2">Admin User</text:span></text:p>
          </draw:text-box>
        </draw:frame>
        <draw:frame draw:style-name="gr4" draw:text-style-name="P3" draw:layer="layout" svg:width="4cm" svg:height="0.806cm" svg:x="4.3cm" svg:y="1.5cm">
          <draw:text-box>
            <text:p><text:span text:style-name="T2">Volunteer User</text:span></text:p>
          </draw:text-box>
        </draw:frame>
        <draw:frame draw:style-name="gr4" draw:text-style-name="P3" draw:layer="layout" svg:width="3.5cm" svg:height="0.806cm" svg:x="8.3cm" svg:y="1.5cm">
          <draw:text-box>
            <text:p><text:span text:style-name="T2">Client User</text:span></text:p>
          </draw:text-box>
        </draw:frame>
        <draw:line draw:style-name="gr18" draw:text-style-name="P5" draw:layer="layout" svg:x1="2.5cm" svg:y1="4.5cm" svg:x2="17.5cm" svg:y2="4.5cm">
          <text:p text:style-name="P1"><text:span text:style-name="T4">Request for call request record/form</text:span></text:p>
        </draw:line>
        <draw:rect draw:style-name="gr15" draw:text-style-name="P1" draw:layer="layout" svg:width="0.5cm" svg:height="0.5cm" svg:x="17.2cm" svg:y="4.5cm">
          <text:p/>
        </draw:rect>
        <draw:line draw:style-name="gr22" draw:text-style-name="P5" draw:layer="layout" svg:x1="17.5cm" svg:y1="5cm" svg:x2="22cm" svg:y2="5cm">
          <text:p text:style-name="P1"><text:span text:style-name="T4">Request for call </text:span></text:p>
          <text:p text:style-name="P1"><text:span text:style-name="T4">request data</text:span></text:p>
        </draw:line>
        <draw:rect draw:style-name="gr15" draw:text-style-name="P1" draw:layer="layout" svg:width="0.5cm" svg:height="1cm" svg:x="21.7cm" svg:y="5cm">
          <text:p/>
        </draw:rect>
        <draw:line draw:style-name="gr29" draw:text-style-name="P1" draw:layer="layout" svg:x1="22cm" svg:y1="6cm" svg:x2="17.5cm" svg:y2="6cm">
          <text:p/>
        </draw:line>
        <draw:frame draw:style-name="gr17" draw:text-style-name="P5" draw:layer="layout" svg:width="3.5cm" svg:height="0.687cm" svg:x="18cm" svg:y="5.813cm">
          <draw:text-box>
            <text:p text:style-name="P1"><text:span text:style-name="T4">call request data</text:span></text:p>
          </draw:text-box>
        </draw:frame>
        <draw:rect draw:style-name="gr15" draw:text-style-name="P1" draw:layer="layout" svg:width="0.5cm" svg:height="0.5cm" svg:x="17.1cm" svg:y="6cm">
          <text:p/>
        </draw:rect>
        <draw:line draw:style-name="gr29" draw:text-style-name="P1" draw:layer="layout" svg:x1="17.5cm" svg:y1="6.5cm" svg:x2="13cm" svg:y2="6.5cm">
          <text:p/>
        </draw:line>
        <draw:frame draw:style-name="gr17" draw:text-style-name="P5" draw:layer="layout" svg:width="3.5cm" svg:height="0.687cm" svg:x="13.5cm" svg:y="6cm">
          <draw:text-box>
            <text:p text:style-name="P1"><text:span text:style-name="T4">call request data</text:span></text:p>
          </draw:text-box>
        </draw:frame>
        <draw:rect draw:style-name="gr15" draw:text-style-name="P1" draw:layer="layout" svg:width="0.5cm" svg:height="0.5cm" svg:x="12.8cm" svg:y="6.5cm">
          <text:p/>
        </draw:rect>
        <draw:line draw:style-name="gr29" draw:text-style-name="P1" draw:layer="layout" svg:x1="12.8cm" svg:y1="7cm" svg:x2="2.3cm" svg:y2="7cm">
          <text:p/>
        </draw:line>
        <draw:frame draw:style-name="gr17" draw:text-style-name="P6" draw:layer="layout" svg:width="3.5cm" svg:height="0.687cm" svg:x="6.2cm" svg:y="6.513cm">
          <draw:text-box>
            <text:p><text:span text:style-name="T4">Call request form</text:span></text:p>
          </draw:text-box>
        </draw:frame>
        <draw:line draw:style-name="gr28" draw:text-style-name="P5" draw:layer="layout" svg:x1="2.5cm" svg:y1="8cm" svg:x2="17.5cm" svg:y2="8cm">
          <text:p><text:span text:style-name="T4">Call request form with volunteer association</text:span></text:p>
        </draw:line>
        <draw:rect draw:style-name="gr15" draw:text-style-name="P1" draw:layer="layout" svg:width="0.5cm" svg:height="2cm" svg:x="17.2cm" svg:y="8cm">
          <text:p/>
        </draw:rect>
        <draw:line draw:style-name="gr28" draw:text-style-name="P5" draw:layer="layout" svg:x1="17.7cm" svg:y1="8.5cm" svg:x2="21.9cm" svg:y2="8.5cm">
          <text:p text:style-name="P1"><text:span text:style-name="T4">Updated call data</text:span></text:p>
        </draw:line>
        <draw:line draw:style-name="gr29" draw:text-style-name="P1" draw:layer="layout" svg:x1="17.2cm" svg:y1="9cm" svg:x2="9.7cm" svg:y2="9cm">
          <text:p/>
        </draw:line>
        <draw:frame draw:style-name="gr17" draw:text-style-name="P6" draw:layer="layout" svg:width="3.5cm" svg:height="0.687cm" svg:x="12cm" svg:y="8.513cm">
          <draw:text-box>
            <text:p><text:span text:style-name="T4">Call confirmation</text:span></text:p>
          </draw:text-box>
        </draw:frame>
        <draw:line draw:style-name="gr29" draw:text-style-name="P1" draw:layer="layout" svg:x1="17.2cm" svg:y1="9.9cm" svg:x2="6.2cm" svg:y2="9.9cm">
          <text:p/>
        </draw:line>
        <draw:frame draw:style-name="gr17" draw:text-style-name="P6" draw:layer="layout" svg:width="3.5cm" svg:height="0.687cm" svg:x="9.9cm" svg:y="9.414cm">
          <draw:text-box>
            <text:p><text:span text:style-name="T4">Call confirmation</text:span></text:p>
          </draw:text-box>
        </draw:frame>
        <draw:line draw:style-name="gr28" draw:text-style-name="P5" draw:layer="layout" svg:x1="9.7cm" svg:y1="11cm" svg:x2="17.5cm" svg:y2="11cm">
          <text:p text:style-name="P1"><text:span text:style-name="T4">Request Call information</text:span></text:p>
        </draw:line>
        <draw:rect draw:style-name="gr15" draw:text-style-name="P1" draw:layer="layout" svg:width="0.5cm" svg:height="1cm" svg:x="17.2cm" svg:y="11cm">
          <text:p/>
        </draw:rect>
        <draw:line draw:style-name="gr30" draw:text-style-name="P1" draw:layer="layout" svg:x1="17.5cm" svg:y1="12cm" svg:x2="22cm" svg:y2="12cm">
          <text:p text:style-name="P1"><text:span text:style-name="T4">Request Call </text:span></text:p>
          <text:p text:style-name="P1"><text:span text:style-name="T4">Information</text:span></text:p>
        </draw:line>
        <draw:rect draw:style-name="gr15" draw:text-style-name="P1" draw:layer="layout" svg:width="0.5cm" svg:height="0.9cm" svg:x="21.7cm" svg:y="12cm">
          <text:p/>
        </draw:rect>
        <draw:line draw:style-name="gr29" draw:text-style-name="P1" draw:layer="layout" svg:x1="21.9cm" svg:y1="12.9cm" svg:x2="17.4cm" svg:y2="12.9cm">
          <text:p/>
        </draw:line>
        <draw:frame draw:style-name="gr17" draw:text-style-name="P6" draw:layer="layout" svg:width="3cm" svg:height="0.687cm" svg:x="18.5cm" svg:y="12.813cm">
          <draw:text-box>
            <text:p><text:span text:style-name="T4">Call data</text:span></text:p>
          </draw:text-box>
        </draw:frame>
        <draw:rect draw:style-name="gr15" draw:text-style-name="P1" draw:layer="layout" svg:width="0.5cm" svg:height="0.5cm" svg:x="17.2cm" svg:y="12.9cm">
          <text:p/>
        </draw:rect>
        <draw:line draw:style-name="gr29" draw:text-style-name="P1" draw:layer="layout" svg:x1="17.5cm" svg:y1="13.4cm" svg:x2="13cm" svg:y2="13.4cm">
          <text:p/>
        </draw:line>
        <draw:frame draw:style-name="gr19" draw:text-style-name="P6" draw:layer="layout" svg:width="2.5cm" svg:height="0.75cm" svg:x="14cm" svg:y="12.8cm">
          <draw:text-box>
            <text:p><text:span text:style-name="T4">Call data</text:span></text:p>
          </draw:text-box>
        </draw:frame>
        <draw:rect draw:style-name="gr15" draw:text-style-name="P1" draw:layer="layout" svg:width="0.5cm" svg:height="0.5cm" svg:x="12.8cm" svg:y="13.4cm">
          <text:p/>
        </draw:rect>
        <draw:line draw:style-name="gr29" draw:text-style-name="P1" draw:layer="layout" svg:x1="13.1cm" svg:y1="13.9cm" svg:x2="9.6cm" svg:y2="13.9cm">
          <text:p/>
        </draw:line>
        <draw:frame draw:style-name="gr19" draw:text-style-name="P6" draw:layer="layout" svg:width="2.5cm" svg:height="0.75cm" svg:x="10.5cm" svg:y="13.25cm">
          <draw:text-box>
            <text:p><text:span text:style-name="T4">Call form</text:span></text:p>
          </draw:text-box>
        </draw:frame>
        <draw:line draw:style-name="gr28" draw:text-style-name="P5" draw:layer="layout" svg:x1="9.7cm" svg:y1="15cm" svg:x2="17.5cm" svg:y2="15cm">
          <text:p text:style-name="P1"><text:span text:style-name="T4">Call Cancellation</text:span></text:p>
        </draw:line>
        <draw:rect draw:style-name="gr15" draw:text-style-name="P1" draw:layer="layout" svg:width="0.3cm" svg:height="1.5cm" svg:x="17.2cm" svg:y="15cm">
          <text:p/>
        </draw:rect>
        <draw:line draw:style-name="gr28" draw:text-style-name="P5" draw:layer="layout" svg:x1="17.5cm" svg:y1="15.5cm" svg:x2="22cm" svg:y2="15.5cm">
          <text:p text:style-name="P1"><text:span text:style-name="T4">New call &amp; client data</text:span></text:p>
        </draw:line>
        <draw:line draw:style-name="gr29" draw:text-style-name="P1" draw:layer="layout" svg:x1="17.2cm" svg:y1="15.8cm" svg:x2="6.2cm" svg:y2="15.8cm">
          <text:p/>
        </draw:line>
        <draw:frame draw:style-name="gr17" draw:text-style-name="P6" draw:layer="layout" svg:width="6.5cm" svg:height="0.687cm" svg:x="8.5cm" svg:y="15.3cm">
          <draw:text-box>
            <text:p><text:span text:style-name="T4">Notification of call cancellation</text:span></text:p>
          </draw:text-box>
        </draw:frame>
        <draw:line draw:style-name="gr29" draw:text-style-name="P1" draw:layer="layout" svg:x1="17.2cm" svg:y1="16.401cm" svg:x2="10cm" svg:y2="16.401cm">
          <text:p/>
        </draw:line>
        <draw:frame draw:style-name="gr17" draw:text-style-name="P6" draw:layer="layout" svg:width="4.255cm" svg:height="1.123cm" svg:x="11.505cm" svg:y="15.901cm">
          <draw:text-box>
            <text:p><text:span text:style-name="T4">Notification of call cancellation</text:span></text:p>
          </draw:text-box>
        </draw:frame>
      </draw:page>
      <draw:page draw:name="page6" draw:style-name="dp1" draw:master-page-name="Default">
        <draw:line draw:style-name="gr1" draw:text-style-name="P1" draw:layer="layout" svg:x1="9.7cm" svg:y1="3.4cm" svg:x2="9.7cm" svg:y2="23.4cm">
          <text:p/>
        </draw:line>
        <draw:line draw:style-name="gr1" draw:text-style-name="P1" draw:layer="layout" svg:x1="13.1cm" svg:y1="3.4cm" svg:x2="13.1cm" svg:y2="23.4cm">
          <text:p/>
        </draw:line>
        <draw:line draw:style-name="gr1" draw:text-style-name="P1" draw:layer="layout" svg:x1="17.4cm" svg:y1="3.4cm" svg:x2="17.4cm" svg:y2="23.4cm">
          <text:p/>
        </draw:line>
        <draw:custom-shape draw:style-name="gr2" draw:text-style-name="P1" draw:layer="layout" svg:width="1cm" svg:height="1cm" svg:x="9.2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2.5cm" svg:height="1.5cm" svg:x="12.1cm" svg:y="1.9cm">
          <text:p text:style-name="P1"><text:span text:style-name="T1">Client Side </text:span></text:p>
          <text:p text:style-name="P1"><text:span text:style-name="T1">Interface </text:span></text:p>
          <text:p text:style-name="P1"><text:span text:style-name="T1">Layer</text:span></text:p>
        </draw:rect>
        <draw:rect draw:style-name="gr3" draw:text-style-name="P2" draw:layer="layout" svg:width="2.5cm" svg:height="1.5cm" svg:x="16.1cm" svg:y="1.9cm">
          <text:p text:style-name="P1"><text:span text:style-name="T1">Server </text:span></text:p>
          <text:p text:style-name="P1"><text:span text:style-name="T1">Processing <text:s/></text:span></text:p>
          <text:p text:style-name="P1"><text:span text:style-name="T1">Layer</text:span></text:p>
        </draw:rect>
        <draw:line draw:style-name="gr1" draw:text-style-name="P1" draw:layer="layout" svg:x1="21.9cm" svg:y1="3.4cm" svg:x2="21.9cm" svg:y2="23.4cm">
          <text:p/>
        </draw:line>
        <draw:rect draw:style-name="gr3" draw:text-style-name="P2" draw:layer="layout" svg:width="2.5cm" svg:height="1.5cm" svg:x="20.6cm" svg:y="1.9cm">
          <text:p text:style-name="P1"><text:span text:style-name="T1">Server </text:span></text:p>
          <text:p text:style-name="P1"><text:span text:style-name="T1">Storage </text:span></text:p>
          <text:p text:style-name="P1"><text:span text:style-name="T1">Layer</text:span></text:p>
        </draw:rect>
        <draw:line draw:style-name="gr1" draw:text-style-name="P1" draw:layer="layout" svg:x1="6.1cm" svg:y1="3.4cm" svg:x2="6.1cm" svg:y2="23.4cm">
          <text:p/>
        </draw:line>
        <draw:custom-shape draw:style-name="gr2" draw:text-style-name="P1" draw:layer="layout" svg:width="1cm" svg:height="1cm" svg:x="5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" draw:text-style-name="P1" draw:layer="layout" svg:x1="2.3cm" svg:y1="3.4cm" svg:x2="2.3cm" svg:y2="23.4cm">
          <text:p/>
        </draw:line>
        <draw:custom-shape draw:style-name="gr2" draw:text-style-name="P1" draw:layer="layout" svg:width="1cm" svg:height="1cm" svg:x="1.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3.5cm" svg:height="0.806cm" svg:x="1cm" svg:y="1.5cm">
          <draw:text-box>
            <text:p><text:span text:style-name="T2">Admin User</text:span></text:p>
          </draw:text-box>
        </draw:frame>
        <draw:frame draw:style-name="gr4" draw:text-style-name="P3" draw:layer="layout" svg:width="4cm" svg:height="0.806cm" svg:x="4.3cm" svg:y="1.5cm">
          <draw:text-box>
            <text:p><text:span text:style-name="T2">Volunteer User</text:span></text:p>
          </draw:text-box>
        </draw:frame>
        <draw:frame draw:style-name="gr4" draw:text-style-name="P3" draw:layer="layout" svg:width="3.5cm" svg:height="0.806cm" svg:x="8.3cm" svg:y="1.5cm">
          <draw:text-box>
            <text:p><text:span text:style-name="T2">Client User</text:span></text:p>
          </draw:text-box>
        </draw:frame>
        <draw:line draw:style-name="gr28" draw:text-style-name="P5" draw:layer="layout" svg:x1="6cm" svg:y1="8.4cm" svg:x2="17.5cm" svg:y2="8.376cm">
          <text:p text:style-name="P1"><text:span text:style-name="T4">Call Cancellation</text:span></text:p>
        </draw:line>
        <draw:rect draw:style-name="gr15" draw:text-style-name="P1" draw:layer="layout" svg:width="0.3cm" svg:height="1.5cm" svg:x="17.2cm" svg:y="8.376cm">
          <text:p/>
        </draw:rect>
        <draw:line draw:style-name="gr28" draw:text-style-name="P5" draw:layer="layout" svg:x1="17.5cm" svg:y1="8.876cm" svg:x2="22cm" svg:y2="8.876cm">
          <text:p text:style-name="P1"><text:span text:style-name="T4">New call &amp; client data</text:span></text:p>
        </draw:line>
        <draw:line draw:style-name="gr29" draw:text-style-name="P1" draw:layer="layout" svg:x1="17.2cm" svg:y1="9.176cm" svg:x2="6.2cm" svg:y2="9.176cm">
          <text:p/>
        </draw:line>
        <draw:frame draw:style-name="gr17" draw:text-style-name="P6" draw:layer="layout" svg:width="6.5cm" svg:height="0.687cm" svg:x="8.5cm" svg:y="8.676cm">
          <draw:text-box>
            <text:p><text:span text:style-name="T4">Notification of call cancellation</text:span></text:p>
          </draw:text-box>
        </draw:frame>
        <draw:line draw:style-name="gr29" draw:text-style-name="P1" draw:layer="layout" svg:x1="17.2cm" svg:y1="9.777cm" svg:x2="2.5cm" svg:y2="9.9cm">
          <text:p/>
        </draw:line>
        <draw:frame draw:style-name="gr17" draw:text-style-name="P6" draw:layer="layout" svg:width="4.255cm" svg:height="1.123cm" svg:x="11.505cm" svg:y="9.277cm">
          <draw:text-box>
            <text:p><text:span text:style-name="T4">Notification of call cancellation</text:span></text:p>
          </draw:text-box>
        </draw:frame>
        <draw:line draw:style-name="gr18" draw:text-style-name="P5" draw:layer="layout" svg:x1="2.5cm" svg:y1="4.7cm" svg:x2="17.5cm" svg:y2="4.7cm">
          <text:p text:style-name="P1"><text:span text:style-name="T4">Request for call request record/form</text:span></text:p>
        </draw:line>
        <draw:rect draw:style-name="gr15" draw:text-style-name="P1" draw:layer="layout" svg:width="0.5cm" svg:height="0.5cm" svg:x="17.2cm" svg:y="4.7cm">
          <text:p/>
        </draw:rect>
        <draw:line draw:style-name="gr22" draw:text-style-name="P5" draw:layer="layout" svg:x1="17.5cm" svg:y1="5.2cm" svg:x2="22cm" svg:y2="5.2cm">
          <text:p text:style-name="P1"><text:span text:style-name="T4">Request for call </text:span></text:p>
          <text:p text:style-name="P1"><text:span text:style-name="T4">request data</text:span></text:p>
        </draw:line>
        <draw:rect draw:style-name="gr15" draw:text-style-name="P1" draw:layer="layout" svg:width="0.5cm" svg:height="1cm" svg:x="21.7cm" svg:y="5.2cm">
          <text:p/>
        </draw:rect>
        <draw:line draw:style-name="gr29" draw:text-style-name="P1" draw:layer="layout" svg:x1="22cm" svg:y1="6.2cm" svg:x2="17.5cm" svg:y2="6.2cm">
          <text:p/>
        </draw:line>
        <draw:frame draw:style-name="gr17" draw:text-style-name="P5" draw:layer="layout" svg:width="3.5cm" svg:height="0.687cm" svg:x="18cm" svg:y="6.013cm">
          <draw:text-box>
            <text:p text:style-name="P1"><text:span text:style-name="T4">call request data</text:span></text:p>
          </draw:text-box>
        </draw:frame>
        <draw:rect draw:style-name="gr15" draw:text-style-name="P1" draw:layer="layout" svg:width="0.5cm" svg:height="0.5cm" svg:x="17.1cm" svg:y="6.2cm">
          <text:p/>
        </draw:rect>
        <draw:line draw:style-name="gr29" draw:text-style-name="P1" draw:layer="layout" svg:x1="17.5cm" svg:y1="6.7cm" svg:x2="13cm" svg:y2="6.7cm">
          <text:p/>
        </draw:line>
        <draw:frame draw:style-name="gr17" draw:text-style-name="P5" draw:layer="layout" svg:width="3.5cm" svg:height="0.687cm" svg:x="13.5cm" svg:y="6.2cm">
          <draw:text-box>
            <text:p text:style-name="P1"><text:span text:style-name="T4">call request data</text:span></text:p>
          </draw:text-box>
        </draw:frame>
        <draw:rect draw:style-name="gr15" draw:text-style-name="P1" draw:layer="layout" svg:width="0.5cm" svg:height="0.5cm" svg:x="12.8cm" svg:y="6.7cm">
          <text:p/>
        </draw:rect>
        <draw:line draw:style-name="gr29" draw:text-style-name="P1" draw:layer="layout" svg:x1="12.8cm" svg:y1="7.2cm" svg:x2="2.3cm" svg:y2="7.2cm">
          <text:p/>
        </draw:line>
        <draw:frame draw:style-name="gr17" draw:text-style-name="P6" draw:layer="layout" svg:width="3.5cm" svg:height="0.687cm" svg:x="6.2cm" svg:y="6.713cm">
          <draw:text-box>
            <text:p><text:span text:style-name="T4">Call request form</text:span></text:p>
          </draw:text-box>
        </draw:frame>
        <draw:line draw:style-name="gr28" draw:text-style-name="P5" draw:layer="layout" svg:x1="6cm" svg:y1="11cm" svg:x2="17.5cm" svg:y2="11cm">
          <text:p text:style-name="P1"><text:span text:style-name="T4">Record emergency</text:span></text:p>
        </draw:line>
        <draw:rect draw:style-name="gr15" draw:text-style-name="P1" draw:layer="layout" svg:width="0.5cm" svg:height="3cm" svg:x="17.2cm" svg:y="11cm">
          <text:p/>
        </draw:rect>
        <draw:line draw:style-name="gr28" draw:text-style-name="P5" draw:layer="layout" svg:x1="17.7cm" svg:y1="11.5cm" svg:x2="22cm" svg:y2="11.5cm">
          <text:p text:style-name="P1"><text:span text:style-name="T4">Log emergency</text:span></text:p>
        </draw:line>
        <draw:line draw:style-name="gr29" draw:text-style-name="P1" draw:layer="layout" svg:x1="17.2cm" svg:y1="12cm" svg:x2="2.5cm" svg:y2="12cm">
          <text:p/>
        </draw:line>
        <draw:frame draw:style-name="gr19" draw:text-style-name="P6" draw:layer="layout" svg:width="2.5cm" svg:height="0.75cm" svg:x="9.5cm" svg:y="11.5cm">
          <draw:text-box>
            <text:p><text:span text:style-name="T4">Notification</text:span></text:p>
          </draw:text-box>
        </draw:frame>
        <draw:line draw:style-name="gr29" draw:text-style-name="P1" draw:layer="layout" svg:x1="17.2cm" svg:y1="12.7cm" svg:x2="10cm" svg:y2="12.7cm">
          <text:p/>
        </draw:line>
        <draw:frame draw:style-name="gr19" draw:text-style-name="P6" draw:layer="layout" svg:width="3.571cm" svg:height="1.123cm" svg:x="13.429cm" svg:y="12.2cm">
          <draw:text-box>
            <text:p><text:span text:style-name="T4">Notification (24 Hr delay)</text:span></text:p>
          </draw:text-box>
        </draw:frame>
        <draw:line draw:style-name="gr29" draw:text-style-name="P1" draw:layer="layout" svg:x1="17.1cm" svg:y1="13.9cm" svg:x2="13cm" svg:y2="13.9cm">
          <text:p/>
        </draw:line>
        <draw:frame draw:style-name="gr21" draw:text-style-name="P6" draw:layer="layout" svg:width="4.5cm" svg:height="1.123cm" svg:x="13.5cm" svg:y="13.4cm">
          <draw:text-box>
            <text:p><text:span text:style-name="T4">Emergency report </text:span></text:p>
            <text:p><text:span text:style-name="T4">form</text:span></text:p>
          </draw:text-box>
        </draw:frame>
        <draw:rect draw:style-name="gr15" draw:text-style-name="P1" draw:layer="layout" svg:width="0.5cm" svg:height="0.5cm" svg:x="12.9cm" svg:y="13.9cm">
          <text:p/>
        </draw:rect>
        <draw:line draw:style-name="gr29" draw:text-style-name="P1" draw:layer="layout" svg:x1="13cm" svg:y1="14.4cm" svg:x2="6cm" svg:y2="14.5cm">
          <text:p/>
        </draw:line>
        <draw:frame draw:style-name="gr31" draw:text-style-name="P6" draw:layer="layout" svg:width="4.5cm" svg:height="0.687cm" svg:x="7.5cm" svg:y="13.913cm">
          <draw:text-box>
            <text:p><text:span text:style-name="T4">Emergency report form</text:span></text:p>
          </draw:text-box>
        </draw:frame>
        <draw:line draw:style-name="gr28" draw:text-style-name="P5" draw:layer="layout" svg:x1="6cm" svg:y1="15.5cm" svg:x2="17.5cm" svg:y2="15.5cm">
          <text:p text:style-name="P1"><text:span text:style-name="T4">Emergency report form W police reference #</text:span></text:p>
        </draw:line>
        <draw:rect draw:style-name="gr15" draw:text-style-name="P1" draw:layer="layout" svg:width="0.5cm" svg:height="1cm" svg:x="17.2cm" svg:y="15.5cm">
          <text:p/>
        </draw:rect>
        <draw:line draw:style-name="gr30" draw:text-style-name="P5" draw:layer="layout" svg:x1="17.5cm" svg:y1="16cm" svg:x2="22cm" svg:y2="16cm">
          <text:p text:style-name="P1"><text:span text:style-name="T4">Add police reference </text:span></text:p>
          <text:p text:style-name="P1"><text:span text:style-name="T4">to call</text:span></text:p>
        </draw:line>
        <draw:line draw:style-name="gr29" draw:text-style-name="P1" draw:layer="layout" svg:x1="17.5cm" svg:y1="16.5cm" svg:x2="13cm" svg:y2="16.5cm">
          <text:p/>
        </draw:line>
        <draw:frame draw:style-name="gr24" draw:text-style-name="P6" draw:layer="layout" svg:width="2.212cm" svg:height="0.687cm" svg:x="14.5cm" svg:y="16.013cm">
          <draw:text-box>
            <text:p><text:span text:style-name="T4">Feedback</text:span></text:p>
          </draw:text-box>
        </draw:frame>
        <draw:rect draw:style-name="gr15" draw:text-style-name="P1" draw:layer="layout" svg:width="0.5cm" svg:height="0.5cm" svg:x="12.8cm" svg:y="16.5cm">
          <text:p/>
        </draw:rect>
        <draw:line draw:style-name="gr29" draw:text-style-name="P1" draw:layer="layout" svg:x1="13.3cm" svg:y1="17.001cm" svg:x2="6cm" svg:y2="17cm">
          <text:p/>
        </draw:line>
        <draw:frame draw:style-name="gr32" draw:text-style-name="P6" draw:layer="layout" svg:width="2.212cm" svg:height="0.687cm" svg:x="10cm" svg:y="16.5cm">
          <draw:text-box>
            <text:p><text:span text:style-name="T4">Feedback</text:span></text:p>
          </draw:text-box>
        </draw:frame>
      </draw:page>
      <draw:page draw:name="page7" draw:style-name="dp1" draw:master-page-name="Default">
        <draw:line draw:style-name="gr1" draw:text-style-name="P1" draw:layer="layout" svg:x1="9.7cm" svg:y1="3.4cm" svg:x2="9.7cm" svg:y2="23.4cm">
          <text:p/>
        </draw:line>
        <draw:line draw:style-name="gr1" draw:text-style-name="P1" draw:layer="layout" svg:x1="13.1cm" svg:y1="3.4cm" svg:x2="13.1cm" svg:y2="23.4cm">
          <text:p/>
        </draw:line>
        <draw:line draw:style-name="gr1" draw:text-style-name="P1" draw:layer="layout" svg:x1="17.4cm" svg:y1="3.4cm" svg:x2="17.4cm" svg:y2="23.4cm">
          <text:p/>
        </draw:line>
        <draw:custom-shape draw:style-name="gr2" draw:text-style-name="P1" draw:layer="layout" svg:width="1cm" svg:height="1cm" svg:x="9.2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2.5cm" svg:height="1.5cm" svg:x="12.1cm" svg:y="1.9cm">
          <text:p text:style-name="P1"><text:span text:style-name="T1">Client Side </text:span></text:p>
          <text:p text:style-name="P1"><text:span text:style-name="T1">Interface </text:span></text:p>
          <text:p text:style-name="P1"><text:span text:style-name="T1">Layer</text:span></text:p>
        </draw:rect>
        <draw:rect draw:style-name="gr3" draw:text-style-name="P2" draw:layer="layout" svg:width="2.5cm" svg:height="1.5cm" svg:x="16.1cm" svg:y="1.9cm">
          <text:p text:style-name="P1"><text:span text:style-name="T1">Server </text:span></text:p>
          <text:p text:style-name="P1"><text:span text:style-name="T1">Processing <text:s/></text:span></text:p>
          <text:p text:style-name="P1"><text:span text:style-name="T1">Layer</text:span></text:p>
        </draw:rect>
        <draw:line draw:style-name="gr1" draw:text-style-name="P1" draw:layer="layout" svg:x1="21.9cm" svg:y1="3.4cm" svg:x2="21.9cm" svg:y2="23.4cm">
          <text:p/>
        </draw:line>
        <draw:rect draw:style-name="gr3" draw:text-style-name="P2" draw:layer="layout" svg:width="2.5cm" svg:height="1.5cm" svg:x="20.6cm" svg:y="1.9cm">
          <text:p text:style-name="P1"><text:span text:style-name="T1">Server </text:span></text:p>
          <text:p text:style-name="P1"><text:span text:style-name="T1">Storage </text:span></text:p>
          <text:p text:style-name="P1"><text:span text:style-name="T1">Layer</text:span></text:p>
        </draw:rect>
        <draw:line draw:style-name="gr1" draw:text-style-name="P1" draw:layer="layout" svg:x1="6.1cm" svg:y1="3.4cm" svg:x2="6.1cm" svg:y2="23.4cm">
          <text:p/>
        </draw:line>
        <draw:custom-shape draw:style-name="gr2" draw:text-style-name="P1" draw:layer="layout" svg:width="1cm" svg:height="1cm" svg:x="5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" draw:text-style-name="P1" draw:layer="layout" svg:x1="2.3cm" svg:y1="3.4cm" svg:x2="2.3cm" svg:y2="23.4cm">
          <text:p/>
        </draw:line>
        <draw:custom-shape draw:style-name="gr2" draw:text-style-name="P1" draw:layer="layout" svg:width="1cm" svg:height="1cm" svg:x="1.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3.5cm" svg:height="0.806cm" svg:x="1cm" svg:y="1.5cm">
          <draw:text-box>
            <text:p><text:span text:style-name="T2">Admin User</text:span></text:p>
          </draw:text-box>
        </draw:frame>
        <draw:frame draw:style-name="gr4" draw:text-style-name="P3" draw:layer="layout" svg:width="4cm" svg:height="0.806cm" svg:x="4.3cm" svg:y="1.5cm">
          <draw:text-box>
            <text:p><text:span text:style-name="T2">Volunteer User</text:span></text:p>
          </draw:text-box>
        </draw:frame>
        <draw:frame draw:style-name="gr4" draw:text-style-name="P3" draw:layer="layout" svg:width="3.5cm" svg:height="0.806cm" svg:x="8.3cm" svg:y="1.5cm">
          <draw:text-box>
            <text:p><text:span text:style-name="T2">Client User</text:span></text:p>
          </draw:text-box>
        </draw:frame>
        <draw:line draw:style-name="gr28" draw:text-style-name="P5" draw:layer="layout" svg:x1="6cm" svg:y1="4.9cm" svg:x2="17.5cm" svg:y2="4.9cm">
          <text:p text:style-name="P1"><text:span text:style-name="T4">Record uneventful call</text:span></text:p>
        </draw:line>
        <draw:rect draw:style-name="gr15" draw:text-style-name="P1" draw:layer="layout" svg:width="0.5cm" svg:height="2.1cm" svg:x="17.2cm" svg:y="4.9cm">
          <text:p/>
        </draw:rect>
        <draw:line draw:style-name="gr28" draw:text-style-name="P5" draw:layer="layout" svg:x1="17.7cm" svg:y1="5.4cm" svg:x2="22cm" svg:y2="5.4cm">
          <text:p text:style-name="P1"><text:span text:style-name="T4">Log uneventful call</text:span></text:p>
        </draw:line>
        <draw:line draw:style-name="gr29" draw:text-style-name="P1" draw:layer="layout" svg:x1="17.2cm" svg:y1="6cm" svg:x2="6cm" svg:y2="6cm">
          <text:p/>
        </draw:line>
        <draw:frame draw:style-name="gr19" draw:text-style-name="P6" draw:layer="layout" svg:width="9.5cm" svg:height="0.75cm" svg:x="7.5cm" svg:y="5.4cm">
          <draw:text-box>
            <text:p><text:span text:style-name="T4">Notification, inc. reminder of next logged call</text:span></text:p>
          </draw:text-box>
        </draw:frame>
        <draw:line draw:style-name="gr29" draw:text-style-name="P1" draw:layer="layout" svg:x1="17.2cm" svg:y1="7cm" svg:x2="10cm" svg:y2="7cm">
          <text:p/>
        </draw:line>
        <draw:frame draw:style-name="gr19" draw:text-style-name="P6" draw:layer="layout" svg:width="7cm" svg:height="1.123cm" svg:x="10.5cm" svg:y="6.5cm">
          <draw:text-box>
            <text:p><text:span text:style-name="T4">Thank you email with link for data deletion</text:span></text:p>
          </draw:text-box>
        </draw:frame>
        <draw:line draw:style-name="gr12" draw:text-style-name="P5" draw:layer="layout" svg:x1="6cm" svg:y1="9.5cm" svg:x2="17.5cm" svg:y2="9.5cm">
          <text:p text:style-name="P1"><text:span text:style-name="T4">Data deletion request</text:span></text:p>
        </draw:line>
        <draw:rect draw:style-name="gr15" draw:text-style-name="P1" draw:layer="layout" svg:width="0.5cm" svg:height="1cm" svg:x="17.2cm" svg:y="9.5cm">
          <text:p/>
        </draw:rect>
        <draw:line draw:style-name="gr16" draw:text-style-name="P1" draw:layer="layout" svg:x1="17.5cm" svg:y1="10.5cm" svg:x2="6cm" svg:y2="10.5cm">
          <text:p/>
        </draw:line>
        <draw:frame draw:style-name="gr17" draw:text-style-name="P6" draw:layer="layout" svg:width="3cm" svg:height="0.687cm" svg:x="10cm" svg:y="10cm">
          <draw:text-box>
            <text:p><text:span text:style-name="T4">Confirmation</text:span></text:p>
          </draw:text-box>
        </draw:frame>
        <draw:line draw:style-name="gr18" draw:text-style-name="P5" draw:layer="layout" svg:x1="17.7cm" svg:y1="10cm" svg:x2="22cm" svg:y2="10cm">
          <text:p text:style-name="P1"><text:span text:style-name="T4">Data deletion reques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6T10:48:29.87</meta:creation-date>
    <dc:date>2012-03-17T16:08:35.40</dc:date>
    <meta:editing-duration>PT4H40M48S</meta:editing-duration>
    <meta:editing-cycles>11</meta:editing-cycles>
    <meta:generator>OpenOffice.org/3.3$Win32 OpenOffice.org_project/330m20$Build-9567</meta:generator>
    <meta:document-statistic meta:object-count="327"/>
  </office:meta>
</office:document-meta>
</file>